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743cm" table:align="margins"/>
    </style:style>
    <style:style style:name="Tabelle1.A" style:family="table-column">
      <style:table-column-properties style:column-width="8.871cm" style:rel-column-width="32767*"/>
    </style:style>
    <style:style style:name="Tabelle1.B" style:family="table-column">
      <style:table-column-properties style:column-width="8.872cm" style:rel-column-width="32768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Tabelle2" style:family="table">
      <style:table-properties style:width="17.743cm" table:align="margins"/>
    </style:style>
    <style:style style:name="Tabelle2.A" style:family="table-column">
      <style:table-column-properties style:column-width="8.871cm" style:rel-column-width="32765*"/>
    </style:style>
    <style:style style:name="Tabelle2.B" style:family="table-column">
      <style:table-column-properties style:column-width="8.872cm" style:rel-column-width="32770*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B1" style:family="table-cell">
      <style:table-cell-properties fo:padding="0.097cm" fo:border="0.5pt solid #000000"/>
    </style:style>
    <style:style style:name="Tabelle3" style:family="table">
      <style:table-properties style:width="17.452cm" fo:margin-left="-0.056cm" table:align="left"/>
    </style:style>
    <style:style style:name="Tabelle3.A" style:family="table-column">
      <style:table-column-properties style:column-width="7.673cm"/>
    </style:style>
    <style:style style:name="Tabelle3.B" style:family="table-column">
      <style:table-column-properties style:column-width="9.779cm"/>
    </style:style>
    <style:style style:name="Tabelle3.1" style:family="table-row">
      <style:table-row-properties style:min-row-height="6.68cm"/>
    </style:style>
    <style:style style:name="Tabelle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3.B1" style:family="table-cell">
      <style:table-cell-properties fo:padding="0.097cm" fo:border="0.5pt solid #000000"/>
    </style:style>
    <style:style style:name="Tabelle4" style:family="table">
      <style:table-properties style:width="18.431cm" fo:margin-left="-0.688cm" table:align="left"/>
    </style:style>
    <style:style style:name="Tabelle4.A" style:family="table-column">
      <style:table-column-properties style:column-width="8.798cm"/>
    </style:style>
    <style:style style:name="Tabelle4.B" style:family="table-column">
      <style:table-column-properties style:column-width="9.633cm"/>
    </style:style>
    <style:style style:name="Tabelle4.1" style:family="table-row">
      <style:table-row-properties style:min-row-height="3.401cm"/>
    </style:style>
    <style:style style:name="Tabelle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4.B1" style:family="table-cell">
      <style:table-cell-properties fo:padding="0.097cm" fo:border="0.5pt solid #000000"/>
    </style:style>
    <style:style style:name="Tabelle6" style:family="table">
      <style:table-properties style:width="18.419cm" fo:margin-left="-0.676cm" table:align="left"/>
    </style:style>
    <style:style style:name="Tabelle6.A" style:family="table-column">
      <style:table-column-properties style:column-width="9.989cm"/>
    </style:style>
    <style:style style:name="Tabelle6.B" style:family="table-column">
      <style:table-column-properties style:column-width="8.43cm"/>
    </style:style>
    <style:style style:name="Tabelle6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6.B1" style:family="table-cell">
      <style:table-cell-properties fo:padding="0.097cm" fo:border="0.5pt solid #000000"/>
    </style:style>
    <style:style style:name="P1" style:family="paragraph" style:parent-style-name="Standard">
      <style:text-properties fo:font-size="6pt" officeooo:rsid="000f2151" officeooo:paragraph-rsid="000eb9d5" style:font-size-asian="6pt" style:font-size-complex="6pt"/>
    </style:style>
    <style:style style:name="P2" style:family="paragraph" style:parent-style-name="Standard">
      <style:text-properties fo:font-size="6pt" officeooo:rsid="000d9867" officeooo:paragraph-rsid="000eb9d5" style:font-size-asian="6pt" style:font-size-complex="6pt"/>
    </style:style>
    <style:style style:name="P3" style:family="paragraph" style:parent-style-name="Standard">
      <style:text-properties fo:font-size="6pt" fo:font-weight="bold" officeooo:rsid="000d9867" officeooo:paragraph-rsid="000eb9d5" style:font-size-asian="6pt" style:font-weight-asian="bold" style:font-size-complex="6pt" style:font-weight-complex="bold"/>
    </style:style>
    <style:style style:name="P4" style:family="paragraph" style:parent-style-name="Standard">
      <style:text-properties fo:font-size="6pt" officeooo:rsid="000d9867" officeooo:paragraph-rsid="008d4ab5" style:font-size-asian="6pt" style:font-size-complex="6pt"/>
    </style:style>
    <style:style style:name="P5" style:family="paragraph" style:parent-style-name="Standard">
      <style:text-properties fo:font-size="6pt" officeooo:rsid="000d9867" officeooo:paragraph-rsid="0014428b" style:font-size-asian="6pt" style:font-size-complex="6pt"/>
    </style:style>
    <style:style style:name="P6" style:family="paragraph" style:parent-style-name="Standard">
      <style:text-properties fo:font-size="6pt" officeooo:rsid="000d9867" officeooo:paragraph-rsid="00147f66" style:font-size-asian="6pt" style:font-size-complex="6pt"/>
    </style:style>
    <style:style style:name="P7" style:family="paragraph" style:parent-style-name="Standard">
      <style:text-properties fo:font-size="6pt" officeooo:rsid="000d9867" officeooo:paragraph-rsid="0017766c" style:font-size-asian="6pt" style:font-size-complex="6pt"/>
    </style:style>
    <style:style style:name="P8" style:family="paragraph" style:parent-style-name="Standard">
      <style:text-properties fo:font-size="6pt" fo:font-weight="bold" officeooo:rsid="00e59218" officeooo:paragraph-rsid="00e59218" style:font-size-asian="6pt" style:font-weight-asian="bold" style:font-size-complex="6pt" style:font-weight-complex="bold"/>
    </style:style>
    <style:style style:name="P9" style:family="paragraph" style:parent-style-name="Standard">
      <style:text-properties fo:font-size="6pt" officeooo:rsid="000d9867" officeooo:paragraph-rsid="00e59218" style:font-size-asian="6pt" style:font-size-complex="6pt"/>
    </style:style>
    <style:style style:name="P10" style:family="paragraph" style:parent-style-name="Standard">
      <style:text-properties fo:font-size="6pt" officeooo:rsid="000d9867" officeooo:paragraph-rsid="00e5e45e" style:font-size-asian="6pt" style:font-size-complex="6pt"/>
    </style:style>
    <style:style style:name="P11" style:family="paragraph" style:parent-style-name="Standard">
      <style:text-properties fo:font-size="6pt" fo:font-weight="bold" officeooo:rsid="0017766c" officeooo:paragraph-rsid="00195be1" style:font-size-asian="6pt" style:font-weight-asian="bold" style:font-size-complex="6pt" style:font-weight-complex="bold"/>
    </style:style>
    <style:style style:name="P12" style:family="paragraph" style:parent-style-name="Standard">
      <style:text-properties fo:font-size="6pt" officeooo:rsid="000d9867" officeooo:paragraph-rsid="00195be1" style:font-size-asian="6pt" style:font-size-complex="6pt"/>
    </style:style>
    <style:style style:name="P13" style:family="paragraph" style:parent-style-name="Table_20_Contents">
      <style:text-properties fo:font-size="6pt" officeooo:rsid="00917276" officeooo:paragraph-rsid="00917276" style:font-size-asian="6pt" style:font-size-complex="6pt"/>
    </style:style>
    <style:style style:name="P14" style:family="paragraph" style:parent-style-name="Table_20_Contents">
      <style:text-properties fo:font-size="6pt" officeooo:rsid="000f2151" officeooo:paragraph-rsid="000f2151" style:font-size-asian="6pt" style:font-size-complex="6pt"/>
    </style:style>
    <style:style style:name="P15" style:family="paragraph" style:parent-style-name="Table_20_Contents">
      <style:text-properties fo:font-size="6pt" fo:font-weight="bold" officeooo:rsid="000f2151" officeooo:paragraph-rsid="000f2151" style:font-size-asian="6pt" style:font-weight-asian="bold" style:font-size-complex="6pt" style:font-weight-complex="bold"/>
    </style:style>
    <style:style style:name="P16" style:family="paragraph" style:parent-style-name="Table_20_Contents">
      <style:text-properties fo:font-size="6pt" officeooo:rsid="0014428b" officeooo:paragraph-rsid="0014428b" style:font-size-asian="6pt" style:font-size-complex="6pt"/>
    </style:style>
    <style:style style:name="P17" style:family="paragraph" style:parent-style-name="Table_20_Contents">
      <style:text-properties fo:font-size="6pt" officeooo:rsid="000f2151" officeooo:paragraph-rsid="0093c2ca" style:font-size-asian="6pt" style:font-size-complex="6pt"/>
    </style:style>
    <style:style style:name="P18" style:family="paragraph" style:parent-style-name="Standard">
      <style:text-properties fo:font-size="6pt" officeooo:rsid="000d9867" officeooo:paragraph-rsid="0085ae0d" style:font-size-asian="6pt" style:font-size-complex="6pt"/>
    </style:style>
    <style:style style:name="P19" style:family="paragraph" style:parent-style-name="Standard">
      <style:text-properties fo:font-size="6pt" officeooo:rsid="000d9867" officeooo:paragraph-rsid="0051f3b7" style:font-size-asian="6pt" style:font-size-complex="6pt"/>
    </style:style>
    <style:style style:name="P20" style:family="paragraph" style:parent-style-name="Standard">
      <style:text-properties fo:font-size="6pt" officeooo:rsid="000d9867" officeooo:paragraph-rsid="007bc982" style:font-size-asian="6pt" style:font-size-complex="6pt"/>
    </style:style>
    <style:style style:name="P21" style:family="paragraph" style:parent-style-name="Standard">
      <style:text-properties fo:font-size="6pt" officeooo:rsid="000d9867" officeooo:paragraph-rsid="00a4c129" style:font-size-asian="6pt" style:font-size-complex="6pt"/>
    </style:style>
    <style:style style:name="P22" style:family="paragraph" style:parent-style-name="Standard">
      <style:text-properties fo:font-size="6pt" officeooo:rsid="000d9867" officeooo:paragraph-rsid="0079501b" style:font-size-asian="6pt" style:font-size-complex="6pt"/>
    </style:style>
    <style:style style:name="P23" style:family="paragraph" style:parent-style-name="Table_20_Contents">
      <style:text-properties fo:font-size="6pt" officeooo:paragraph-rsid="0051f3b7" style:font-size-asian="6pt" style:font-size-complex="6pt"/>
    </style:style>
    <style:style style:name="P24" style:family="paragraph" style:parent-style-name="Standard">
      <style:text-properties fo:font-size="6pt" officeooo:rsid="000d9867" officeooo:paragraph-rsid="00865ce4" style:font-size-asian="6pt" style:font-size-complex="6pt"/>
    </style:style>
    <style:style style:name="P25" style:family="paragraph" style:parent-style-name="Standard">
      <style:text-properties fo:font-size="6pt" officeooo:rsid="000d9867" officeooo:paragraph-rsid="0089be02" style:font-size-asian="6pt" style:font-size-complex="6pt"/>
    </style:style>
    <style:style style:name="P26" style:family="paragraph" style:parent-style-name="Standard">
      <style:text-properties fo:font-size="6pt" officeooo:rsid="000d9867" officeooo:paragraph-rsid="00a44106" style:font-size-asian="6pt" style:font-size-complex="6pt"/>
    </style:style>
    <style:style style:name="P27" style:family="paragraph" style:parent-style-name="Table_20_Contents">
      <style:text-properties fo:font-size="6pt" fo:font-weight="bold" officeooo:rsid="008867db" officeooo:paragraph-rsid="008867db" style:font-size-asian="6pt" style:font-weight-asian="bold" style:font-size-complex="6pt" style:font-weight-complex="bold"/>
    </style:style>
    <style:style style:name="P28" style:family="paragraph" style:parent-style-name="Table_20_Contents">
      <style:text-properties fo:font-size="6pt" officeooo:rsid="0014428b" officeooo:paragraph-rsid="007bc982" style:font-size-asian="6pt" style:font-size-complex="6pt"/>
    </style:style>
    <style:style style:name="P29" style:family="paragraph" style:parent-style-name="Standard">
      <style:text-properties style:text-line-through-style="none" style:text-line-through-type="none" fo:font-size="6pt" officeooo:rsid="000d9867" officeooo:paragraph-rsid="008b677d" style:font-size-asian="6pt" style:font-size-complex="6pt"/>
    </style:style>
    <style:style style:name="P30" style:family="paragraph" style:parent-style-name="Standard">
      <style:text-properties fo:font-size="6pt" officeooo:rsid="000d9867" officeooo:paragraph-rsid="0050650d" style:font-size-asian="6pt" style:font-size-complex="6pt"/>
    </style:style>
    <style:style style:name="P31" style:family="paragraph" style:parent-style-name="Standard">
      <style:text-properties fo:font-size="6pt" officeooo:rsid="000d9867" officeooo:paragraph-rsid="001cdaa6" style:font-size-asian="6pt" style:font-size-complex="6pt"/>
    </style:style>
    <style:style style:name="P32" style:family="paragraph" style:parent-style-name="Standard">
      <style:text-properties fo:font-size="6pt" officeooo:rsid="000d9867" officeooo:paragraph-rsid="00e49191" style:font-size-asian="6pt" style:font-size-complex="6pt"/>
    </style:style>
    <style:style style:name="P33" style:family="paragraph" style:parent-style-name="Standard">
      <style:text-properties fo:font-size="6pt" officeooo:rsid="00e49191" officeooo:paragraph-rsid="00e49191" style:font-size-asian="6pt" style:font-size-complex="6pt"/>
    </style:style>
    <style:style style:name="P34" style:family="paragraph" style:parent-style-name="Table_20_Contents">
      <style:text-properties fo:font-size="6pt" officeooo:rsid="000d9867" officeooo:paragraph-rsid="001b532d" style:font-size-asian="6pt" style:font-size-complex="6pt"/>
    </style:style>
    <style:style style:name="P35" style:family="paragraph" style:parent-style-name="Standard">
      <style:text-properties officeooo:rsid="000d9867" officeooo:paragraph-rsid="000d9867"/>
    </style:style>
    <style:style style:name="P36" style:family="paragraph" style:parent-style-name="Standard">
      <style:text-properties fo:font-size="6pt" officeooo:rsid="000d9867" officeooo:paragraph-rsid="0010d87a" style:font-size-asian="6pt" style:font-size-complex="6pt"/>
    </style:style>
    <style:style style:name="P37" style:family="paragraph" style:parent-style-name="Standard">
      <style:text-properties fo:font-size="6pt" officeooo:rsid="000f2151" officeooo:paragraph-rsid="0010d87a" style:font-size-asian="6pt" style:font-size-complex="6pt"/>
    </style:style>
    <style:style style:name="P38" style:family="paragraph" style:parent-style-name="Standard">
      <style:text-properties fo:font-size="6pt" fo:font-weight="bold" officeooo:rsid="000f283f" officeooo:paragraph-rsid="00471cc9" style:font-size-asian="6pt" style:font-weight-asian="bold" style:font-size-complex="6pt" style:font-weight-complex="bold"/>
    </style:style>
    <style:style style:name="P39" style:family="paragraph" style:parent-style-name="Standard">
      <style:text-properties fo:font-size="6pt" officeooo:rsid="000f2151" officeooo:paragraph-rsid="00471cc9" style:font-size-asian="6pt" style:font-size-complex="6pt"/>
    </style:style>
    <style:style style:name="P40" style:family="paragraph" style:parent-style-name="Standard">
      <style:text-properties fo:font-size="6pt" officeooo:rsid="00f43a45" officeooo:paragraph-rsid="00f43a45" style:font-size-asian="6pt" style:font-size-complex="6pt"/>
    </style:style>
    <style:style style:name="P41" style:family="paragraph" style:parent-style-name="Standard">
      <style:text-properties fo:font-size="6pt" officeooo:rsid="000f2151" officeooo:paragraph-rsid="00d0b802" style:font-size-asian="6pt" style:font-size-complex="6pt"/>
    </style:style>
    <style:style style:name="P42" style:family="paragraph" style:parent-style-name="Standard">
      <style:text-properties fo:font-size="6pt" fo:font-weight="bold" officeooo:rsid="000f283f" officeooo:paragraph-rsid="00d0b802" style:font-size-asian="6pt" style:font-weight-asian="bold" style:font-size-complex="6pt" style:font-weight-complex="bold"/>
    </style:style>
    <style:style style:name="P43" style:family="paragraph" style:parent-style-name="Standard">
      <style:text-properties fo:font-size="6pt" fo:font-weight="bold" officeooo:rsid="0046f818" officeooo:paragraph-rsid="0046f818" style:font-size-asian="6pt" style:font-weight-asian="bold" style:font-size-complex="6pt" style:font-weight-complex="bold"/>
    </style:style>
    <style:style style:name="P44" style:family="paragraph" style:parent-style-name="Standard">
      <style:text-properties officeooo:paragraph-rsid="00471cc9"/>
    </style:style>
    <style:style style:name="P45" style:family="paragraph" style:parent-style-name="Standard">
      <style:text-properties fo:font-size="6pt" officeooo:rsid="000d9867" officeooo:paragraph-rsid="0046f818" style:font-size-asian="6pt" style:font-size-complex="6pt"/>
    </style:style>
    <style:style style:name="P46" style:family="paragraph" style:parent-style-name="Standard">
      <style:text-properties fo:font-size="6pt" officeooo:rsid="000d9867" officeooo:paragraph-rsid="00471cc9" style:font-size-asian="6pt" style:font-size-complex="6pt"/>
    </style:style>
    <style:style style:name="P47" style:family="paragraph" style:parent-style-name="Standard">
      <style:text-properties fo:font-size="6pt" officeooo:rsid="00471cc9" officeooo:paragraph-rsid="00471cc9" style:font-size-asian="6pt" style:font-size-complex="6pt"/>
    </style:style>
    <style:style style:name="P48" style:family="paragraph" style:parent-style-name="Standard">
      <style:text-properties fo:font-size="6pt" officeooo:rsid="00d0b802" officeooo:paragraph-rsid="00d0b802" style:font-size-asian="6pt" style:font-size-complex="6pt"/>
    </style:style>
    <style:style style:name="P49" style:family="paragraph" style:parent-style-name="Standard">
      <style:text-properties fo:font-size="6pt" officeooo:rsid="000f2151" officeooo:paragraph-rsid="00e2a298" style:font-size-asian="6pt" style:font-size-complex="6pt"/>
    </style:style>
    <style:style style:name="P50" style:family="paragraph" style:parent-style-name="Standard">
      <style:text-properties fo:font-size="6pt" officeooo:rsid="00e2a298" officeooo:paragraph-rsid="00e31394" style:font-size-asian="6pt" style:font-size-complex="6pt"/>
    </style:style>
    <style:style style:name="P51" style:family="paragraph" style:parent-style-name="Standard">
      <style:text-properties fo:font-size="6pt" officeooo:rsid="000d9867" officeooo:paragraph-rsid="00f5de3d" style:font-size-asian="6pt" style:font-size-complex="6pt"/>
    </style:style>
    <style:style style:name="P52" style:family="paragraph" style:parent-style-name="Standard">
      <style:text-properties officeooo:paragraph-rsid="00f5de3d"/>
    </style:style>
    <style:style style:name="P53" style:family="paragraph" style:parent-style-name="Standard">
      <style:text-properties fo:font-size="6pt" officeooo:rsid="000d9867" officeooo:paragraph-rsid="00e2a298" style:font-size-asian="6pt" style:font-size-complex="6pt"/>
    </style:style>
    <style:style style:name="P54" style:family="paragraph" style:parent-style-name="Standard">
      <style:text-properties fo:font-size="6pt" officeooo:rsid="00d0b802" officeooo:paragraph-rsid="00e34195" style:font-size-asian="6pt" style:font-size-complex="6pt"/>
    </style:style>
    <style:style style:name="P55" style:family="paragraph" style:parent-style-name="Standard">
      <style:text-properties fo:font-size="6pt" officeooo:rsid="00f43a45" officeooo:paragraph-rsid="00e34195" style:font-size-asian="6pt" style:font-size-complex="6pt"/>
    </style:style>
    <style:style style:name="P56" style:family="paragraph" style:parent-style-name="Standard">
      <style:text-properties fo:font-size="6pt" officeooo:rsid="00e2a298" officeooo:paragraph-rsid="00e2a298" style:font-size-asian="6pt" style:font-size-complex="6pt"/>
    </style:style>
    <style:style style:name="P57" style:family="paragraph" style:parent-style-name="Standard">
      <style:text-properties officeooo:paragraph-rsid="00e2a298"/>
    </style:style>
    <style:style style:name="P58" style:family="paragraph" style:parent-style-name="Standard">
      <style:text-properties fo:font-size="6pt" officeooo:rsid="000f2151" officeooo:paragraph-rsid="001dc8bc" style:font-size-asian="6pt" style:font-size-complex="6pt"/>
    </style:style>
    <style:style style:name="P59" style:family="paragraph" style:parent-style-name="Standard">
      <style:text-properties fo:font-size="6pt" officeooo:rsid="00252f89" officeooo:paragraph-rsid="004c97a4" style:font-size-asian="6pt" style:font-size-complex="6pt"/>
    </style:style>
    <style:style style:name="P60" style:family="paragraph" style:parent-style-name="Table_20_Contents">
      <style:text-properties fo:font-size="6pt" style:font-size-asian="6pt" style:font-size-complex="6pt"/>
    </style:style>
    <style:style style:name="P61" style:family="paragraph" style:parent-style-name="Table_20_Contents">
      <style:text-properties fo:font-size="6pt" fo:font-weight="bold" officeooo:rsid="004b9089" officeooo:paragraph-rsid="004b9089" style:font-size-asian="6pt" style:font-weight-asian="bold" style:font-size-complex="6pt" style:font-weight-complex="bold"/>
    </style:style>
    <style:style style:name="P62" style:family="paragraph" style:parent-style-name="Standard">
      <style:text-properties fo:font-size="6pt" officeooo:rsid="000d9867" officeooo:paragraph-rsid="00996c8c" style:font-size-asian="6pt" style:font-size-complex="6pt"/>
    </style:style>
    <style:style style:name="P63" style:family="paragraph" style:parent-style-name="Table_20_Contents">
      <style:text-properties fo:font-size="6pt" officeooo:rsid="00133100" officeooo:paragraph-rsid="00133100" style:font-size-asian="6pt" style:font-size-complex="6pt"/>
    </style:style>
    <style:style style:name="P64" style:family="paragraph" style:parent-style-name="Standard">
      <style:text-properties fo:font-size="6pt" fo:font-weight="bold" officeooo:rsid="000f2151" officeooo:paragraph-rsid="00d0b802" style:font-size-asian="6pt" style:font-weight-asian="bold" style:font-size-complex="6pt" style:font-weight-complex="bold"/>
    </style:style>
    <style:style style:name="P65" style:family="paragraph" style:parent-style-name="Table_20_Contents">
      <style:text-properties fo:font-size="6pt" fo:font-weight="bold" officeooo:rsid="00471cc9" officeooo:paragraph-rsid="00471cc9" style:font-size-asian="6pt" style:font-weight-asian="bold" style:font-size-complex="6pt" style:font-weight-complex="bold"/>
    </style:style>
    <style:style style:name="P66" style:family="paragraph" style:parent-style-name="Standard">
      <style:text-properties fo:font-size="6pt" officeooo:rsid="000d9867" officeooo:paragraph-rsid="00d5ea14" style:font-size-asian="6pt" style:font-size-complex="6pt"/>
    </style:style>
    <style:style style:name="P67" style:family="paragraph" style:parent-style-name="Standard">
      <style:text-properties fo:font-size="6pt" officeooo:rsid="000d9867" officeooo:paragraph-rsid="00133ec3" style:font-size-asian="6pt" style:font-size-complex="6pt"/>
    </style:style>
    <style:style style:name="P68" style:family="paragraph" style:parent-style-name="Standard">
      <style:text-properties fo:font-size="6pt" officeooo:rsid="000d9867" officeooo:paragraph-rsid="00eb47b0" style:font-size-asian="6pt" style:font-size-complex="6pt"/>
    </style:style>
    <style:style style:name="P69" style:family="paragraph" style:parent-style-name="Standard">
      <style:text-properties fo:font-size="6pt" officeooo:rsid="000d9867" officeooo:paragraph-rsid="00d58414" style:font-size-asian="6pt" style:font-size-complex="6pt"/>
    </style:style>
    <style:style style:name="P70" style:family="paragraph" style:parent-style-name="Standard">
      <style:text-properties fo:font-size="6pt" fo:font-weight="bold" officeooo:rsid="00252f89" officeooo:paragraph-rsid="004b46b1" style:font-size-asian="6pt" style:font-weight-asian="bold" style:font-size-complex="6pt" style:font-weight-complex="bold"/>
    </style:style>
    <style:style style:name="P71" style:family="paragraph" style:parent-style-name="Standard">
      <style:text-properties fo:font-size="6pt" officeooo:rsid="000d9867" officeooo:paragraph-rsid="009d7463" style:font-size-asian="6pt" style:font-size-complex="6pt"/>
    </style:style>
    <style:style style:name="P72" style:family="paragraph" style:parent-style-name="Standard">
      <style:text-properties fo:font-size="6pt" officeooo:rsid="000d9867" officeooo:paragraph-rsid="004b46b1" style:font-size-asian="6pt" style:font-size-complex="6pt"/>
    </style:style>
    <style:style style:name="P73" style:family="paragraph" style:parent-style-name="Standard">
      <style:text-properties fo:font-size="6pt" officeooo:rsid="00d0b802" officeooo:paragraph-rsid="00d5ea14" style:font-size-asian="6pt" style:font-size-complex="6pt"/>
    </style:style>
    <style:style style:name="P74" style:family="paragraph" style:parent-style-name="Standard">
      <style:text-properties fo:font-size="6pt" officeooo:paragraph-rsid="004b2172" style:font-size-asian="6pt" style:font-size-complex="6pt"/>
    </style:style>
    <style:style style:name="P75" style:family="paragraph" style:parent-style-name="Standard">
      <style:text-properties fo:font-size="6pt" fo:font-weight="bold" officeooo:rsid="000f2151" officeooo:paragraph-rsid="00ec3176" style:font-size-asian="6pt" style:font-weight-asian="bold" style:font-size-complex="6pt" style:font-weight-complex="bold"/>
    </style:style>
    <style:style style:name="P76" style:family="paragraph" style:parent-style-name="Standard">
      <style:text-properties fo:font-size="6pt" officeooo:rsid="000f2151" officeooo:paragraph-rsid="00ec3176" style:font-size-asian="6pt" style:font-size-complex="6pt"/>
    </style:style>
    <style:style style:name="P77" style:family="paragraph" style:parent-style-name="Standard">
      <style:text-properties fo:font-size="6pt" officeooo:rsid="00eb47b0" officeooo:paragraph-rsid="00eb47b0" style:font-size-asian="6pt" style:font-size-complex="6pt"/>
    </style:style>
    <style:style style:name="P78" style:family="paragraph" style:parent-style-name="Standard">
      <style:text-properties fo:font-size="6pt" officeooo:rsid="00e34195" officeooo:paragraph-rsid="00e34195" style:font-size-asian="6pt" style:font-size-complex="6pt"/>
    </style:style>
    <style:style style:name="P79" style:family="paragraph" style:parent-style-name="Standard">
      <style:text-properties fo:font-size="6pt" officeooo:rsid="00330713" officeooo:paragraph-rsid="004f28f2" style:font-size-asian="6pt" style:font-size-complex="6pt"/>
    </style:style>
    <style:style style:name="P80" style:family="paragraph" style:parent-style-name="Standard">
      <style:text-properties fo:font-size="6pt" officeooo:rsid="00347029" officeooo:paragraph-rsid="004f28f2" style:font-size-asian="6pt" style:font-size-complex="6pt"/>
    </style:style>
    <style:style style:name="P81" style:family="paragraph" style:parent-style-name="Standard">
      <style:text-properties fo:font-size="6pt" officeooo:rsid="00f49c4e" officeooo:paragraph-rsid="00f49c4e" style:font-size-asian="6pt" style:font-size-complex="6pt"/>
    </style:style>
    <style:style style:name="P82" style:family="paragraph" style:parent-style-name="Standard">
      <style:text-properties fo:font-size="8pt" officeooo:rsid="000f2151" officeooo:paragraph-rsid="000d9867" style:font-size-asian="8pt" style:font-size-complex="8pt"/>
    </style:style>
    <style:style style:name="P83" style:family="paragraph" style:parent-style-name="Standard">
      <style:text-properties officeooo:rsid="000d9867" officeooo:paragraph-rsid="001dc8bc"/>
    </style:style>
    <style:style style:name="P84" style:family="paragraph" style:parent-style-name="Standard">
      <style:text-properties officeooo:rsid="00d5ea14" officeooo:paragraph-rsid="00d5ea14"/>
    </style:style>
    <style:style style:name="P85" style:family="paragraph" style:parent-style-name="Standard">
      <style:text-properties fo:font-size="6pt" officeooo:rsid="000d9867" officeooo:paragraph-rsid="00241df3" style:font-size-asian="6pt" style:font-size-complex="6pt"/>
    </style:style>
    <style:style style:name="P86" style:family="paragraph" style:parent-style-name="Standard">
      <style:text-properties fo:font-size="6pt" officeooo:rsid="000f2151" officeooo:paragraph-rsid="00241df3" style:font-size-asian="6pt" style:font-size-complex="6pt"/>
    </style:style>
    <style:style style:name="P87" style:family="paragraph" style:parent-style-name="Standard">
      <style:text-properties fo:font-size="6pt" officeooo:rsid="0026ad7a" officeooo:paragraph-rsid="0026ad7a" style:font-size-asian="6pt" style:font-size-complex="6pt"/>
    </style:style>
    <style:style style:name="P88" style:family="paragraph" style:parent-style-name="Standard">
      <style:text-properties fo:font-size="6pt" officeooo:rsid="000d9867" officeooo:paragraph-rsid="0026ad7a" style:font-size-asian="6pt" style:font-size-complex="6pt"/>
    </style:style>
    <style:style style:name="P89" style:family="paragraph" style:parent-style-name="Standard">
      <style:text-properties fo:font-size="6pt" officeooo:rsid="000f2151" officeooo:paragraph-rsid="00252f89" style:font-size-asian="6pt" style:font-size-complex="6pt"/>
    </style:style>
    <style:style style:name="P90" style:family="paragraph" style:parent-style-name="Standard">
      <style:text-properties fo:font-size="6pt" officeooo:rsid="000d9867" officeooo:paragraph-rsid="00d9dc19" style:font-size-asian="6pt" style:font-size-complex="6pt"/>
    </style:style>
    <style:style style:name="P91" style:family="paragraph" style:parent-style-name="Standard">
      <style:text-properties fo:font-size="6pt" officeooo:rsid="00d9dc19" officeooo:paragraph-rsid="00d9dc19" style:font-size-asian="6pt" style:font-size-complex="6pt"/>
    </style:style>
    <style:style style:name="P92" style:family="paragraph" style:parent-style-name="Standard">
      <style:text-properties fo:font-size="6pt" officeooo:rsid="000d9867" officeooo:paragraph-rsid="0025c32d" style:font-size-asian="6pt" style:font-size-complex="6pt"/>
    </style:style>
    <style:style style:name="P93" style:family="paragraph" style:parent-style-name="Standard">
      <style:text-properties fo:font-size="6pt" officeooo:rsid="000d9867" officeooo:paragraph-rsid="00491da7" style:font-size-asian="6pt" style:font-size-complex="6pt"/>
    </style:style>
    <style:style style:name="P94" style:family="paragraph" style:parent-style-name="Standard">
      <style:text-properties fo:font-size="6pt" officeooo:paragraph-rsid="00491da7" style:font-size-asian="6pt" style:font-size-complex="6pt"/>
    </style:style>
    <style:style style:name="P95" style:family="paragraph" style:parent-style-name="Standard">
      <style:text-properties fo:font-size="6pt" officeooo:rsid="000d9867" officeooo:paragraph-rsid="00600a73" style:font-size-asian="6pt" style:font-size-complex="6pt"/>
    </style:style>
    <style:style style:name="P96" style:family="paragraph" style:parent-style-name="Standard">
      <style:text-properties fo:font-size="6pt" officeooo:rsid="001dc8bc" officeooo:paragraph-rsid="00252f89" style:font-size-asian="6pt" style:font-size-complex="6pt"/>
    </style:style>
    <style:style style:name="P97" style:family="paragraph" style:parent-style-name="Standard">
      <style:text-properties fo:font-size="6pt" officeooo:rsid="000d9867" officeooo:paragraph-rsid="00252f89" style:font-size-asian="6pt" style:font-size-complex="6pt"/>
    </style:style>
    <style:style style:name="P98" style:family="paragraph" style:parent-style-name="Standard">
      <style:text-properties fo:font-size="6pt" officeooo:rsid="0020836f" officeooo:paragraph-rsid="00d9dc19" style:font-size-asian="6pt" style:font-size-complex="6pt"/>
    </style:style>
    <style:style style:name="P99" style:family="paragraph" style:parent-style-name="Standard">
      <style:text-properties fo:font-size="6pt" officeooo:rsid="00d9dc19" officeooo:paragraph-rsid="00dbae8a" style:font-size-asian="6pt" style:font-size-complex="6pt"/>
    </style:style>
    <style:style style:name="P100" style:family="paragraph" style:parent-style-name="Standard">
      <style:text-properties fo:font-size="6pt" officeooo:rsid="00dc0b9f" officeooo:paragraph-rsid="00dc0b9f" style:font-size-asian="6pt" style:font-size-complex="6pt"/>
    </style:style>
    <style:style style:name="P101" style:family="paragraph" style:parent-style-name="Standard">
      <style:text-properties fo:font-size="6pt" officeooo:rsid="000d9867" officeooo:paragraph-rsid="00dbae8a" style:font-size-asian="6pt" style:font-size-complex="6pt"/>
    </style:style>
    <style:style style:name="P102" style:family="paragraph" style:parent-style-name="Standard">
      <style:text-properties fo:font-size="6pt" officeooo:rsid="001dc8bc" officeooo:paragraph-rsid="00d9dc19" style:font-size-asian="6pt" style:font-size-complex="6pt"/>
    </style:style>
    <style:style style:name="P103" style:family="paragraph" style:parent-style-name="Standard">
      <style:text-properties fo:font-size="6pt" officeooo:rsid="000f2151" officeooo:paragraph-rsid="0028f5cb" style:font-size-asian="6pt" style:font-size-complex="6pt"/>
    </style:style>
    <style:style style:name="P104" style:family="paragraph" style:parent-style-name="Standard">
      <style:text-properties fo:font-size="6pt" officeooo:rsid="000f2151" officeooo:paragraph-rsid="0026ad7a" style:font-size-asian="6pt" style:font-size-complex="6pt"/>
    </style:style>
    <style:style style:name="P105" style:family="paragraph" style:parent-style-name="Standard">
      <style:text-properties fo:font-size="6pt" officeooo:rsid="00252f89" officeooo:paragraph-rsid="006acfe4" style:font-size-asian="6pt" style:font-size-complex="6pt"/>
    </style:style>
    <style:style style:name="P106" style:family="paragraph" style:parent-style-name="Table_20_Contents">
      <style:text-properties fo:font-size="6pt" officeooo:rsid="00133100" officeooo:paragraph-rsid="004a888a" style:font-size-asian="6pt" style:font-size-complex="6pt"/>
    </style:style>
    <style:style style:name="P107" style:family="paragraph" style:parent-style-name="Table_20_Contents">
      <style:text-properties fo:font-size="6pt" fo:font-weight="bold" officeooo:rsid="0026ad7a" officeooo:paragraph-rsid="006c5b1d" style:font-size-asian="6pt" style:font-weight-asian="bold" style:font-size-complex="6pt" style:font-weight-complex="bold"/>
    </style:style>
    <style:style style:name="P108" style:family="paragraph" style:parent-style-name="Table_20_Contents">
      <style:text-properties fo:font-size="6pt" officeooo:rsid="00133100" officeooo:paragraph-rsid="0072d184" style:font-size-asian="6pt" style:font-size-complex="6pt"/>
    </style:style>
    <style:style style:name="P109" style:family="paragraph" style:parent-style-name="Table_20_Contents">
      <style:text-properties fo:font-size="6pt" officeooo:rsid="000d9867" officeooo:paragraph-rsid="004a888a" style:font-size-asian="6pt" style:font-size-complex="6pt"/>
    </style:style>
    <style:style style:name="P110" style:family="paragraph" style:parent-style-name="Table_20_Contents">
      <style:text-properties fo:font-size="6pt" fo:font-weight="bold" officeooo:rsid="00471cc9" officeooo:paragraph-rsid="004a888a" style:font-size-asian="6pt" style:font-weight-asian="bold" style:font-size-complex="6pt" style:font-weight-complex="bold"/>
    </style:style>
    <style:style style:name="P111" style:family="paragraph" style:parent-style-name="Standard">
      <style:text-properties fo:font-size="6pt" officeooo:rsid="001f9e31" officeooo:paragraph-rsid="00c228d0" style:font-size-asian="6pt" style:font-size-complex="6pt"/>
    </style:style>
    <style:style style:name="P112" style:family="paragraph" style:parent-style-name="Standard">
      <style:text-properties fo:font-size="6pt" fo:font-style="normal" officeooo:rsid="00bea491" officeooo:paragraph-rsid="00c228d0" style:font-size-asian="6pt" style:font-style-asian="normal" style:font-size-complex="6pt" style:font-style-complex="normal"/>
    </style:style>
    <style:style style:name="P113" style:family="paragraph" style:parent-style-name="Standard">
      <style:text-properties fo:font-size="6pt" fo:font-style="normal" officeooo:rsid="00bea491" officeooo:paragraph-rsid="00bea491" style:font-size-asian="6pt" style:font-style-asian="normal" style:font-size-complex="6pt" style:font-style-complex="normal"/>
    </style:style>
    <style:style style:name="P114" style:family="paragraph" style:parent-style-name="Standard">
      <style:text-properties fo:font-size="6pt" officeooo:rsid="000d9867" officeooo:paragraph-rsid="00732843" style:font-size-asian="6pt" style:font-size-complex="6pt"/>
    </style:style>
    <style:style style:name="P115" style:family="paragraph" style:parent-style-name="Standard">
      <style:text-properties fo:font-size="6pt" officeooo:rsid="000d9867" officeooo:paragraph-rsid="004a888a" style:font-size-asian="6pt" style:font-size-complex="6pt"/>
    </style:style>
    <style:style style:name="P116" style:family="paragraph" style:parent-style-name="Standard">
      <style:text-properties fo:font-size="6pt" officeooo:rsid="000f2151" officeooo:paragraph-rsid="004a888a" style:font-size-asian="6pt" style:font-size-complex="6pt"/>
    </style:style>
    <style:style style:name="P117" style:family="paragraph" style:parent-style-name="Standard">
      <style:text-properties fo:font-size="6pt" officeooo:paragraph-rsid="004a888a" style:font-size-asian="6pt" style:font-size-complex="6pt"/>
    </style:style>
    <style:style style:name="P118" style:family="paragraph" style:parent-style-name="Standard">
      <style:text-properties fo:font-size="6pt" fo:font-weight="bold" officeooo:rsid="00252f89" officeooo:paragraph-rsid="004a888a" style:font-size-asian="6pt" style:font-weight-asian="bold" style:font-size-complex="6pt" style:font-weight-complex="bold"/>
    </style:style>
    <style:style style:name="P119" style:family="paragraph" style:parent-style-name="Standard">
      <style:text-properties fo:font-size="6pt" officeooo:rsid="000d9867" officeooo:paragraph-rsid="006e4f78" style:font-size-asian="6pt" style:font-size-complex="6pt"/>
    </style:style>
    <style:style style:name="P120" style:family="paragraph" style:parent-style-name="Standard">
      <style:text-properties fo:font-size="6pt" officeooo:rsid="000d9867" officeooo:paragraph-rsid="009eeb14" style:font-size-asian="6pt" style:font-size-complex="6pt"/>
    </style:style>
    <style:style style:name="P121" style:family="paragraph" style:parent-style-name="Standard">
      <style:text-properties fo:font-size="6pt" officeooo:rsid="000d9867" officeooo:paragraph-rsid="005c7809" style:font-size-asian="6pt" style:font-size-complex="6pt"/>
    </style:style>
    <style:style style:name="P122" style:family="paragraph" style:parent-style-name="Standard">
      <style:text-properties fo:font-size="6pt" fo:font-weight="bold" officeooo:rsid="001dc8bc" officeooo:paragraph-rsid="004a888a" style:font-size-asian="6pt" style:font-weight-asian="bold" style:font-size-complex="6pt" style:font-weight-complex="bold"/>
    </style:style>
    <style:style style:name="P123" style:family="paragraph" style:parent-style-name="Standard">
      <style:text-properties fo:font-size="6pt" fo:font-weight="normal" officeooo:rsid="0035150e" officeooo:paragraph-rsid="004a888a" style:font-size-asian="6pt" style:font-weight-asian="normal" style:font-size-complex="6pt" style:font-weight-complex="normal"/>
    </style:style>
    <style:style style:name="P124" style:family="paragraph" style:parent-style-name="Standard">
      <style:text-properties fo:font-size="6pt" officeooo:rsid="000d9867" officeooo:paragraph-rsid="006acfe4" style:font-size-asian="6pt" style:font-size-complex="6pt"/>
    </style:style>
    <style:style style:name="P125" style:family="paragraph" style:parent-style-name="Standard">
      <style:text-properties fo:font-size="6pt" officeooo:rsid="000d9867" officeooo:paragraph-rsid="005c8945" style:font-size-asian="6pt" style:font-size-complex="6pt"/>
    </style:style>
    <style:style style:name="P126" style:family="paragraph" style:parent-style-name="Standard">
      <style:text-properties fo:font-size="6pt" fo:font-weight="bold" officeooo:rsid="0020836f" officeooo:paragraph-rsid="006acfe4" style:font-size-asian="6pt" style:font-weight-asian="bold" style:font-size-complex="6pt" style:font-weight-complex="bold"/>
    </style:style>
    <style:style style:name="P127" style:family="paragraph" style:parent-style-name="Standard">
      <style:text-properties fo:font-size="6pt" officeooo:rsid="0020836f" officeooo:paragraph-rsid="006acfe4" style:font-size-asian="6pt" style:font-size-complex="6pt"/>
    </style:style>
    <style:style style:name="P128" style:family="paragraph" style:parent-style-name="Standard">
      <style:text-properties fo:font-size="6pt" officeooo:rsid="0032ed48" officeooo:paragraph-rsid="004a888a" style:font-size-asian="6pt" style:font-size-complex="6pt"/>
    </style:style>
    <style:style style:name="P129" style:family="paragraph" style:parent-style-name="Standard">
      <style:text-properties fo:font-size="6pt" officeooo:rsid="002c520d" officeooo:paragraph-rsid="004a888a" style:font-size-asian="6pt" style:font-size-complex="6pt"/>
    </style:style>
    <style:style style:name="P130" style:family="paragraph" style:parent-style-name="Standard">
      <style:text-properties fo:font-size="6pt" officeooo:rsid="000f2151" officeooo:paragraph-rsid="005e8cf9" style:font-size-asian="6pt" style:font-size-complex="6pt"/>
    </style:style>
    <style:style style:name="P131" style:family="paragraph" style:parent-style-name="Standard">
      <style:text-properties fo:font-size="6pt" officeooo:rsid="00330713" officeooo:paragraph-rsid="004a888a" style:font-size-asian="6pt" style:font-size-complex="6pt"/>
    </style:style>
    <style:style style:name="P132" style:family="paragraph" style:parent-style-name="Standard">
      <style:text-properties fo:font-size="6pt" officeooo:rsid="00347029" officeooo:paragraph-rsid="004a888a" style:font-size-asian="6pt" style:font-size-complex="6pt"/>
    </style:style>
    <style:style style:name="P133" style:family="paragraph" style:parent-style-name="Table_20_Contents">
      <style:text-properties fo:font-size="8pt" officeooo:paragraph-rsid="001dc8bc" style:font-size-asian="8pt" style:font-size-complex="8pt"/>
    </style:style>
    <style:style style:name="P134" style:family="paragraph" style:parent-style-name="Table_20_Contents">
      <style:text-properties fo:font-size="6pt" officeooo:paragraph-rsid="004a888a" style:font-size-asian="6pt" style:font-size-complex="6pt"/>
    </style:style>
    <style:style style:name="P135" style:family="paragraph" style:parent-style-name="Standard">
      <style:text-properties fo:font-size="8pt" officeooo:rsid="000f2151" officeooo:paragraph-rsid="001dc8bc" style:font-size-asian="8pt" style:font-size-complex="8pt"/>
    </style:style>
    <style:style style:name="P136" style:family="paragraph" style:parent-style-name="Standard">
      <style:text-properties fo:font-size="6pt" officeooo:rsid="000f2151" officeooo:paragraph-rsid="0040a1c2" style:font-size-asian="6pt" style:font-size-complex="6pt"/>
    </style:style>
    <style:style style:name="P137" style:family="paragraph" style:parent-style-name="Standard">
      <style:text-properties fo:font-size="8pt" officeooo:rsid="003cc97f" officeooo:paragraph-rsid="003da2e9" style:font-size-asian="8pt" style:font-size-complex="8pt"/>
    </style:style>
    <style:style style:name="P138" style:family="paragraph" style:parent-style-name="Standard">
      <style:text-properties fo:font-size="6pt" officeooo:rsid="000d9867" officeooo:paragraph-rsid="003da2e9" style:font-size-asian="6pt" style:font-size-complex="6pt"/>
    </style:style>
    <style:style style:name="P13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6pt" officeooo:rsid="000d9867" officeooo:paragraph-rsid="003da2e9" style:font-size-asian="6pt" style:font-size-complex="6pt"/>
    </style:style>
    <style:style style:name="P140" style:family="paragraph" style:parent-style-name="Table_20_Contents">
      <style:text-properties fo:font-size="8pt" officeooo:rsid="003da2e9" officeooo:paragraph-rsid="00ba387f" style:font-size-asian="8pt" style:font-size-complex="8pt"/>
    </style:style>
    <style:style style:name="P141" style:family="paragraph" style:parent-style-name="Table_20_Contents">
      <style:text-properties fo:font-size="6pt" officeooo:rsid="002c520d" officeooo:paragraph-rsid="003da2e9" style:font-size-asian="6pt" style:font-size-complex="6pt"/>
    </style:style>
    <style:style style:name="P142" style:family="paragraph" style:parent-style-name="Standard">
      <style:text-properties fo:font-size="6pt" officeooo:rsid="000d9867" officeooo:paragraph-rsid="00a9de71" style:font-size-asian="6pt" style:font-size-complex="6pt"/>
    </style:style>
    <style:style style:name="P143" style:family="paragraph" style:parent-style-name="Standard">
      <style:text-properties fo:font-size="6pt" officeooo:rsid="000d9867" officeooo:paragraph-rsid="003de3f7" style:font-size-asian="6pt" style:font-size-complex="6pt"/>
    </style:style>
    <style:style style:name="P144" style:family="paragraph" style:parent-style-name="Standard">
      <style:text-properties fo:font-size="6pt" officeooo:rsid="000d9867" officeooo:paragraph-rsid="00a74f34" style:font-size-asian="6pt" style:font-size-complex="6pt"/>
    </style:style>
    <style:style style:name="P14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6pt" officeooo:rsid="00ac1dbd" officeooo:paragraph-rsid="00ac1dbd" style:font-size-asian="6pt" style:font-size-complex="6pt"/>
    </style:style>
    <style:style style:name="P14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6pt" officeooo:rsid="000d9867" officeooo:paragraph-rsid="0040751c" style:font-size-asian="6pt" style:font-size-complex="6pt"/>
    </style:style>
    <style:style style:name="P147" style:family="paragraph" style:parent-style-name="Standard" style:master-page-name="">
      <style:paragraph-properties style:page-number="auto"/>
      <style:text-properties fo:font-size="6pt" officeooo:rsid="001f9e31" officeooo:paragraph-rsid="00b6beed" style:font-size-asian="6pt" style:font-size-complex="6pt"/>
    </style:style>
    <style:style style:name="P148" style:family="paragraph" style:parent-style-name="Standard">
      <style:text-properties fo:font-size="6pt" officeooo:rsid="001f9e31" officeooo:paragraph-rsid="00b6beed" style:font-size-asian="6pt" style:font-size-complex="6pt"/>
    </style:style>
    <style:style style:name="P149" style:family="paragraph" style:parent-style-name="Standard">
      <style:text-properties fo:font-size="6pt" officeooo:rsid="001f9e31" officeooo:paragraph-rsid="00c3e269" style:font-size-asian="6pt" style:font-size-complex="6pt"/>
    </style:style>
    <style:style style:name="P150" style:family="paragraph" style:parent-style-name="Standard">
      <style:text-properties fo:font-size="6pt" officeooo:paragraph-rsid="00b6beed" style:font-size-asian="6pt" style:font-size-complex="6pt"/>
    </style:style>
    <style:style style:name="P151" style:family="paragraph" style:parent-style-name="Standard">
      <style:text-properties fo:font-size="6pt" officeooo:rsid="0020cdde" officeooo:paragraph-rsid="00b6beed" style:font-size-asian="6pt" style:font-size-complex="6pt"/>
    </style:style>
    <style:style style:name="P152" style:family="paragraph" style:parent-style-name="Standard">
      <style:text-properties fo:font-size="6pt" officeooo:rsid="00b6beed" officeooo:paragraph-rsid="00b6beed" style:font-size-asian="6pt" style:font-size-complex="6pt"/>
    </style:style>
    <style:style style:name="P153" style:family="paragraph" style:parent-style-name="Table_20_Contents">
      <style:text-properties fo:font-size="8pt" officeooo:rsid="003da2e9" officeooo:paragraph-rsid="00bb9062" style:font-size-asian="8pt" style:font-size-complex="8pt"/>
    </style:style>
    <style:style style:name="P154" style:family="paragraph" style:parent-style-name="Table_20_Contents">
      <style:text-properties fo:font-size="6pt" officeooo:rsid="00ba387f" officeooo:paragraph-rsid="00bb9062" style:font-size-asian="6pt" style:font-size-complex="6pt"/>
    </style:style>
    <style:style style:name="P155" style:family="paragraph" style:parent-style-name="Standard">
      <style:text-properties fo:font-size="6pt" officeooo:rsid="001f9e31" officeooo:paragraph-rsid="00bd28d1" style:font-size-asian="6pt" style:font-size-complex="6pt"/>
    </style:style>
    <style:style style:name="P156" style:family="paragraph" style:parent-style-name="Standard">
      <style:text-properties fo:font-size="6pt" officeooo:rsid="00bd28d1" officeooo:paragraph-rsid="00bd28d1" style:font-size-asian="6pt" style:font-size-complex="6pt"/>
    </style:style>
    <style:style style:name="P157" style:family="paragraph" style:parent-style-name="Standard">
      <style:text-properties fo:font-size="6pt" officeooo:rsid="00c3e269" officeooo:paragraph-rsid="00c604d9" style:font-size-asian="6pt" style:font-size-complex="6pt"/>
    </style:style>
    <style:style style:name="P158" style:family="paragraph" style:parent-style-name="Standard">
      <style:text-properties fo:font-size="6pt" officeooo:rsid="00bd28d1" officeooo:paragraph-rsid="00c604d9" style:font-size-asian="6pt" style:font-size-complex="6pt"/>
    </style:style>
    <style:style style:name="P159" style:family="paragraph" style:parent-style-name="Standard">
      <style:text-properties fo:font-size="6pt" officeooo:rsid="001f9e31" officeooo:paragraph-rsid="00c604d9" style:font-size-asian="6pt" style:font-size-complex="6pt"/>
    </style:style>
    <style:style style:name="P160" style:family="paragraph" style:parent-style-name="Standard">
      <style:text-properties fo:font-size="6pt" officeooo:rsid="001f9e31" officeooo:paragraph-rsid="00c1fc6a" style:font-size-asian="6pt" style:font-size-complex="6pt"/>
    </style:style>
    <style:style style:name="P161" style:family="paragraph" style:parent-style-name="Standard">
      <style:text-properties fo:font-size="6pt" officeooo:rsid="000d9867" officeooo:paragraph-rsid="003cc97f" style:font-size-asian="6pt" style:font-size-complex="6pt"/>
    </style:style>
    <style:style style:name="P162" style:family="paragraph" style:parent-style-name="Standard">
      <style:text-properties fo:font-size="6pt" officeooo:rsid="00ddfa91" officeooo:paragraph-rsid="00ddfa91" style:font-size-asian="6pt" style:font-size-complex="6pt"/>
    </style:style>
    <style:style style:name="P163" style:family="paragraph" style:parent-style-name="Standard" style:master-page-name="">
      <style:paragraph-properties style:page-number="auto"/>
      <style:text-properties fo:font-size="6pt" officeooo:paragraph-rsid="00b010d0" style:font-size-asian="6pt" style:font-size-complex="6pt"/>
    </style:style>
    <style:style style:name="P164" style:family="paragraph" style:parent-style-name="Standard" style:master-page-name="">
      <style:paragraph-properties style:page-number="auto"/>
      <style:text-properties fo:font-size="6pt" officeooo:paragraph-rsid="00b2400c" style:font-size-asian="6pt" style:font-size-complex="6pt"/>
    </style:style>
    <style:style style:name="T1" style:family="text">
      <style:text-properties officeooo:rsid="00147f66"/>
    </style:style>
    <style:style style:name="T2" style:family="text">
      <style:text-properties officeooo:rsid="00e38b68"/>
    </style:style>
    <style:style style:name="T3" style:family="text">
      <style:text-properties officeooo:rsid="00133ec3"/>
    </style:style>
    <style:style style:name="T4" style:family="text">
      <style:text-properties officeooo:rsid="001353b5"/>
    </style:style>
    <style:style style:name="T5" style:family="text">
      <style:text-properties officeooo:rsid="008d4ab5"/>
    </style:style>
    <style:style style:name="T6" style:family="text">
      <style:text-properties officeooo:rsid="00e59218"/>
    </style:style>
    <style:style style:name="T7" style:family="text">
      <style:text-properties officeooo:rsid="00e49191"/>
    </style:style>
    <style:style style:name="T8" style:family="text">
      <style:text-properties officeooo:rsid="00c7c6e8"/>
    </style:style>
    <style:style style:name="T9" style:family="text">
      <style:text-properties officeooo:rsid="00921dd0"/>
    </style:style>
    <style:style style:name="T10" style:family="text">
      <style:text-properties officeooo:rsid="00a251de"/>
    </style:style>
    <style:style style:name="T11" style:family="text">
      <style:text-properties officeooo:rsid="0051f3b7"/>
    </style:style>
    <style:style style:name="T12" style:family="text">
      <style:text-properties officeooo:rsid="000d9867"/>
    </style:style>
    <style:style style:name="T13" style:family="text">
      <style:text-properties officeooo:rsid="000eb9d5"/>
    </style:style>
    <style:style style:name="T14" style:family="text">
      <style:text-properties officeooo:rsid="0094ef56"/>
    </style:style>
    <style:style style:name="T15" style:family="text">
      <style:text-properties officeooo:rsid="0093c2ca"/>
    </style:style>
    <style:style style:name="T16" style:family="text">
      <style:text-properties officeooo:rsid="0085ae0d"/>
    </style:style>
    <style:style style:name="T17" style:family="text">
      <style:text-properties officeooo:rsid="007bc982"/>
    </style:style>
    <style:style style:name="T18" style:family="text">
      <style:text-properties officeooo:rsid="0079501b"/>
    </style:style>
    <style:style style:name="T19" style:family="text">
      <style:text-properties officeooo:rsid="000f2151"/>
    </style:style>
    <style:style style:name="T20" style:family="text">
      <style:text-properties officeooo:rsid="00964055"/>
    </style:style>
    <style:style style:name="T21" style:family="text">
      <style:text-properties officeooo:rsid="007c8a2a"/>
    </style:style>
    <style:style style:name="T22" style:family="text">
      <style:text-properties officeooo:rsid="007e25c6"/>
    </style:style>
    <style:style style:name="T23" style:family="text">
      <style:text-properties officeooo:rsid="004f28f2"/>
    </style:style>
    <style:style style:name="T24" style:family="text">
      <style:text-properties officeooo:rsid="00814213"/>
    </style:style>
    <style:style style:name="T25" style:family="text">
      <style:text-properties officeooo:rsid="0050650d"/>
    </style:style>
    <style:style style:name="T26" style:family="text">
      <style:text-properties officeooo:rsid="008b677d"/>
    </style:style>
    <style:style style:name="T27" style:family="text">
      <style:text-properties officeooo:rsid="001cdaa6"/>
    </style:style>
    <style:style style:name="T28" style:family="text">
      <style:text-properties officeooo:rsid="0086e0bd"/>
    </style:style>
    <style:style style:name="T29" style:family="text">
      <style:text-properties officeooo:rsid="00a44106"/>
    </style:style>
    <style:style style:name="T30" style:family="text">
      <style:text-properties officeooo:rsid="00a4c129"/>
    </style:style>
    <style:style style:name="T31" style:family="text">
      <style:text-properties fo:font-weight="bold" officeooo:rsid="0014428b" style:font-weight-asian="bold" style:font-weight-complex="bold"/>
    </style:style>
    <style:style style:name="T32" style:family="text">
      <style:text-properties officeooo:rsid="0014428b"/>
    </style:style>
    <style:style style:name="T33" style:family="text">
      <style:text-properties officeooo:rsid="00195be1"/>
    </style:style>
    <style:style style:name="T34" style:family="text">
      <style:text-properties officeooo:rsid="00af2888"/>
    </style:style>
    <style:style style:name="T35" style:family="text">
      <style:text-properties officeooo:rsid="00865ce4"/>
    </style:style>
    <style:style style:name="T36" style:family="text">
      <style:text-properties officeooo:rsid="00822a30"/>
    </style:style>
    <style:style style:name="T37" style:family="text">
      <style:text-properties officeooo:rsid="0089be02"/>
    </style:style>
    <style:style style:name="T38" style:family="text">
      <style:text-properties officeooo:rsid="00aff08b"/>
    </style:style>
    <style:style style:name="T39" style:family="text">
      <style:text-properties officeooo:rsid="001b532d"/>
    </style:style>
    <style:style style:name="T40" style:family="text">
      <style:text-properties officeooo:rsid="008a19a6"/>
    </style:style>
    <style:style style:name="T41" style:family="text">
      <style:text-properties officeooo:rsid="008867db"/>
    </style:style>
    <style:style style:name="T42" style:family="text">
      <style:text-properties officeooo:rsid="0081bf37"/>
    </style:style>
    <style:style style:name="T43" style:family="text">
      <style:text-properties fo:font-weight="bold" officeooo:rsid="000f2151" style:font-weight-asian="bold" style:font-weight-complex="bold"/>
    </style:style>
    <style:style style:name="T44" style:family="text">
      <style:text-properties officeooo:rsid="00ce3932"/>
    </style:style>
    <style:style style:name="T45" style:family="text">
      <style:text-properties officeooo:rsid="00d5343c"/>
    </style:style>
    <style:style style:name="T46" style:family="text">
      <style:text-properties officeooo:rsid="00d0b802"/>
    </style:style>
    <style:style style:name="T47" style:family="text">
      <style:text-properties officeooo:rsid="000f283f"/>
    </style:style>
    <style:style style:name="T48" style:family="text">
      <style:text-properties fo:font-size="6pt" officeooo:rsid="000f2151" style:font-size-asian="6pt" style:font-size-complex="6pt"/>
    </style:style>
    <style:style style:name="T49" style:family="text">
      <style:text-properties fo:font-size="6pt" officeooo:rsid="000f283f" style:font-size-asian="6pt" style:font-size-complex="6pt"/>
    </style:style>
    <style:style style:name="T50" style:family="text">
      <style:text-properties fo:font-size="6pt" officeooo:rsid="00252f89" style:font-size-asian="6pt" style:font-size-complex="6pt"/>
    </style:style>
    <style:style style:name="T51" style:family="text">
      <style:text-properties fo:font-size="6pt" officeooo:rsid="000d9867" style:font-size-asian="6pt" style:font-size-complex="6pt"/>
    </style:style>
    <style:style style:name="T52" style:family="text">
      <style:text-properties fo:font-size="6pt" officeooo:rsid="0098274d" style:font-size-asian="6pt" style:font-size-complex="6pt"/>
    </style:style>
    <style:style style:name="T53" style:family="text">
      <style:text-properties officeooo:rsid="00ea14fe"/>
    </style:style>
    <style:style style:name="T54" style:family="text">
      <style:text-properties officeooo:rsid="0047fabe"/>
    </style:style>
    <style:style style:name="T55" style:family="text">
      <style:text-properties officeooo:rsid="0025c32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officeooo:rsid="00f768a1"/>
    </style:style>
    <style:style style:name="T58" style:family="text">
      <style:text-properties officeooo:rsid="0046f818"/>
    </style:style>
    <style:style style:name="T59" style:family="text">
      <style:text-properties officeooo:rsid="00e34195"/>
    </style:style>
    <style:style style:name="T60" style:family="text">
      <style:text-properties officeooo:rsid="00e31394"/>
    </style:style>
    <style:style style:name="T61" style:family="text">
      <style:text-properties officeooo:rsid="00e2a298"/>
    </style:style>
    <style:style style:name="T62" style:family="text">
      <style:text-properties fo:font-size="6pt" officeooo:rsid="0047fabe" style:font-size-asian="6pt" style:font-size-complex="6pt"/>
    </style:style>
    <style:style style:name="T63" style:family="text">
      <style:text-properties fo:font-size="6pt" officeooo:rsid="0025c32d" style:font-size-asian="6pt" style:font-size-complex="6pt"/>
    </style:style>
    <style:style style:name="T64" style:family="text">
      <style:text-properties fo:font-size="6pt" fo:font-weight="bold" officeooo:rsid="000f2151" style:font-size-asian="6pt" style:font-weight-asian="bold" style:font-size-complex="6pt" style:font-weight-complex="bold"/>
    </style:style>
    <style:style style:name="T65" style:family="text">
      <style:text-properties fo:font-size="6pt" fo:font-weight="bold" officeooo:rsid="000d9867" style:font-size-asian="6pt" style:font-weight-asian="bold" style:font-size-complex="6pt" style:font-weight-complex="bold"/>
    </style:style>
    <style:style style:name="T66" style:family="text">
      <style:text-properties officeooo:rsid="0010d87a"/>
    </style:style>
    <style:style style:name="T67" style:family="text">
      <style:text-properties officeooo:rsid="009911ab"/>
    </style:style>
    <style:style style:name="T68" style:family="text">
      <style:text-properties officeooo:rsid="0099c75a"/>
    </style:style>
    <style:style style:name="T69" style:family="text">
      <style:text-properties officeooo:rsid="0028f18f"/>
    </style:style>
    <style:style style:name="T70" style:family="text">
      <style:text-properties officeooo:rsid="002c520d"/>
    </style:style>
    <style:style style:name="T71" style:family="text">
      <style:text-properties officeooo:rsid="004c97a4"/>
    </style:style>
    <style:style style:name="T72" style:family="text">
      <style:text-properties officeooo:rsid="00996c8c"/>
    </style:style>
    <style:style style:name="T73" style:family="text">
      <style:text-properties officeooo:rsid="00d58414"/>
    </style:style>
    <style:style style:name="T74" style:family="text">
      <style:text-properties fo:font-weight="normal" officeooo:rsid="00ce3932" style:font-weight-asian="normal" style:font-weight-complex="normal"/>
    </style:style>
    <style:style style:name="T75" style:family="text">
      <style:text-properties fo:font-weight="normal" officeooo:rsid="00d0b802" style:font-weight-asian="normal" style:font-weight-complex="normal"/>
    </style:style>
    <style:style style:name="T76" style:family="text">
      <style:text-properties officeooo:rsid="00133100"/>
    </style:style>
    <style:style style:name="T77" style:family="text">
      <style:text-properties officeooo:rsid="00471cc9"/>
    </style:style>
    <style:style style:name="T78" style:family="text">
      <style:text-properties officeooo:rsid="009bbc4d"/>
    </style:style>
    <style:style style:name="T79" style:family="text">
      <style:text-properties fo:font-style="normal" officeooo:rsid="00471cc9" style:font-style-asian="normal" style:font-style-complex="normal"/>
    </style:style>
    <style:style style:name="T80" style:family="text">
      <style:text-properties fo:font-style="normal" officeooo:rsid="0098274d" style:font-style-asian="normal" style:font-style-complex="normal"/>
    </style:style>
    <style:style style:name="T81" style:family="text">
      <style:text-properties fo:font-style="normal" officeooo:rsid="002c520d" style:font-style-asian="normal" style:font-style-complex="normal"/>
    </style:style>
    <style:style style:name="T82" style:family="text">
      <style:text-properties fo:font-style="normal" officeooo:rsid="004c97a4" style:font-style-asian="normal" style:font-style-complex="normal"/>
    </style:style>
    <style:style style:name="T83" style:family="text">
      <style:text-properties officeooo:rsid="009cd3bf"/>
    </style:style>
    <style:style style:name="T84" style:family="text">
      <style:text-properties fo:font-style="normal" officeooo:rsid="00eb47b0" style:font-style-asian="normal" style:font-style-complex="normal"/>
    </style:style>
    <style:style style:name="T85" style:family="text">
      <style:text-properties officeooo:rsid="0098274d"/>
    </style:style>
    <style:style style:name="T86" style:family="text">
      <style:text-properties officeooo:rsid="001dc8bc"/>
    </style:style>
    <style:style style:name="T87" style:family="text">
      <style:text-properties officeooo:rsid="00d24944"/>
    </style:style>
    <style:style style:name="T88" style:family="text">
      <style:text-properties officeooo:rsid="0055688d"/>
    </style:style>
    <style:style style:name="T89" style:family="text">
      <style:text-properties officeooo:rsid="00a69f50"/>
    </style:style>
    <style:style style:name="T90" style:family="text">
      <style:text-properties officeooo:rsid="0075d0a4"/>
    </style:style>
    <style:style style:name="T91" style:family="text">
      <style:text-properties officeooo:rsid="00d5ea14"/>
    </style:style>
    <style:style style:name="T92" style:family="text">
      <style:text-properties officeooo:rsid="00a527ac"/>
    </style:style>
    <style:style style:name="T93" style:family="text">
      <style:text-properties fo:font-style="normal" officeooo:rsid="0047fabe" style:font-style-asian="normal" style:font-style-complex="normal"/>
    </style:style>
    <style:style style:name="T94" style:family="text">
      <style:text-properties officeooo:rsid="009a907f"/>
    </style:style>
    <style:style style:name="T95" style:family="text">
      <style:text-properties fo:font-style="normal" officeooo:rsid="00746bf3" style:font-style-asian="normal" style:font-style-complex="normal"/>
    </style:style>
    <style:style style:name="T96" style:family="text">
      <style:text-properties fo:font-style="normal" officeooo:rsid="001cdaa6" style:font-style-asian="normal" style:font-style-complex="normal"/>
    </style:style>
    <style:style style:name="T97" style:family="text">
      <style:text-properties fo:font-style="normal" officeooo:rsid="00a44106" style:font-style-asian="normal" style:font-style-complex="normal"/>
    </style:style>
    <style:style style:name="T98" style:family="text">
      <style:text-properties fo:font-style="normal" style:font-style-asian="normal" style:font-style-complex="normal"/>
    </style:style>
    <style:style style:name="T99" style:family="text">
      <style:text-properties fo:font-style="normal" officeooo:rsid="0079501b" style:font-style-asian="normal" style:font-style-complex="normal"/>
    </style:style>
    <style:style style:name="T100" style:family="text">
      <style:text-properties fo:font-style="normal" officeooo:rsid="009a907f" style:font-style-asian="normal" style:font-style-complex="normal"/>
    </style:style>
    <style:style style:name="T101" style:family="text">
      <style:text-properties fo:font-style="normal" officeooo:rsid="00a527ac" style:font-style-asian="normal" style:font-style-complex="normal"/>
    </style:style>
    <style:style style:name="T102" style:family="text">
      <style:text-properties fo:font-style="normal" officeooo:rsid="00d5343c" style:font-style-asian="normal" style:font-style-complex="normal"/>
    </style:style>
    <style:style style:name="T103" style:family="text">
      <style:text-properties fo:font-style="normal" officeooo:rsid="00d58414" style:font-style-asian="normal" style:font-style-complex="normal"/>
    </style:style>
    <style:style style:name="T104" style:family="text">
      <style:text-properties fo:font-style="normal" officeooo:rsid="00d24944" style:font-style-asian="normal" style:font-style-complex="normal"/>
    </style:style>
    <style:style style:name="T105" style:family="text">
      <style:text-properties fo:font-style="normal" officeooo:rsid="00d4961c" style:font-style-asian="normal" style:font-style-complex="normal"/>
    </style:style>
    <style:style style:name="T106" style:family="text">
      <style:text-properties fo:background-color="transparent" loext:char-shading-value="0"/>
    </style:style>
    <style:style style:name="T107" style:family="text">
      <style:text-properties officeooo:rsid="006fd7fb" fo:background-color="transparent" loext:char-shading-value="0"/>
    </style:style>
    <style:style style:name="T108" style:family="text">
      <style:text-properties officeooo:rsid="0039c205"/>
    </style:style>
    <style:style style:name="T109" style:family="text">
      <style:text-properties officeooo:rsid="006e4f78" fo:background-color="transparent" loext:char-shading-value="0"/>
    </style:style>
    <style:style style:name="T110" style:family="text">
      <style:text-properties officeooo:rsid="006fd7fb"/>
    </style:style>
    <style:style style:name="T111" style:family="text">
      <style:text-properties officeooo:rsid="00781e67"/>
    </style:style>
    <style:style style:name="T112" style:family="text">
      <style:text-properties officeooo:rsid="00d4961c"/>
    </style:style>
    <style:style style:name="T113" style:family="text">
      <style:text-properties officeooo:rsid="0020836f"/>
    </style:style>
    <style:style style:name="T114" style:family="text">
      <style:text-properties officeooo:rsid="0040751c"/>
    </style:style>
    <style:style style:name="T115" style:family="text">
      <style:text-properties officeooo:rsid="003de3f7"/>
    </style:style>
    <style:style style:name="T116" style:family="text">
      <style:text-properties officeooo:rsid="009eeb14"/>
    </style:style>
    <style:style style:name="T117" style:family="text">
      <style:text-properties officeooo:rsid="009ec20b"/>
    </style:style>
    <style:style style:name="T118" style:family="text">
      <style:text-properties officeooo:rsid="003da2e9"/>
    </style:style>
    <style:style style:name="T119" style:family="text">
      <style:text-properties officeooo:rsid="009d7463"/>
    </style:style>
    <style:style style:name="T120" style:family="text">
      <style:text-properties officeooo:rsid="003fbb17"/>
    </style:style>
    <style:style style:name="T121" style:family="text">
      <style:text-properties officeooo:rsid="004e82c4"/>
    </style:style>
    <style:style style:name="T122" style:family="text">
      <style:text-properties officeooo:rsid="0027e0ac"/>
    </style:style>
    <style:style style:name="T123" style:family="text">
      <style:text-properties officeooo:rsid="00eb47b0"/>
    </style:style>
    <style:style style:name="T124" style:family="text">
      <style:text-properties officeooo:rsid="0030efb4"/>
    </style:style>
    <style:style style:name="T125" style:family="text">
      <style:text-properties officeooo:rsid="00241df3"/>
    </style:style>
    <style:style style:name="T126" style:family="text">
      <style:text-properties officeooo:rsid="0021f832"/>
    </style:style>
    <style:style style:name="T127" style:family="text">
      <style:text-properties officeooo:rsid="00d9dc19"/>
    </style:style>
    <style:style style:name="T128" style:family="text">
      <style:text-properties officeooo:rsid="005b9485"/>
    </style:style>
    <style:style style:name="T129" style:family="text">
      <style:text-properties officeooo:rsid="0022d3f7"/>
    </style:style>
    <style:style style:name="T130" style:family="text">
      <style:text-properties fo:font-family="Arial" style:font-family-generic="roman" style:font-pitch="variable" fo:language="de" fo:country="DE"/>
    </style:style>
    <style:style style:name="T131" style:family="text">
      <style:text-properties fo:font-family="Arial" style:font-family-generic="roman" style:font-pitch="variable" fo:language="de" fo:country="DE" officeooo:rsid="0025c32d"/>
    </style:style>
    <style:style style:name="T132" style:family="text">
      <style:text-properties officeooo:rsid="002a8f52"/>
    </style:style>
    <style:style style:name="T133" style:family="text">
      <style:text-properties officeooo:rsid="0026ad7a"/>
    </style:style>
    <style:style style:name="T134" style:family="text">
      <style:text-properties officeooo:rsid="00dbae8a"/>
    </style:style>
    <style:style style:name="T135" style:family="text">
      <style:text-properties officeooo:rsid="0028f5cb"/>
    </style:style>
    <style:style style:name="T136" style:family="text">
      <style:text-properties officeooo:rsid="006852d5"/>
    </style:style>
    <style:style style:name="T137" style:family="text">
      <style:text-properties officeooo:rsid="006acfe4"/>
    </style:style>
    <style:style style:name="T138" style:family="text">
      <style:text-properties officeooo:rsid="00662bb9"/>
    </style:style>
    <style:style style:name="T139" style:family="text">
      <style:text-properties officeooo:rsid="0072d184"/>
    </style:style>
    <style:style style:name="T140" style:family="text">
      <style:text-properties officeooo:rsid="006c5b1d"/>
    </style:style>
    <style:style style:name="T141" style:family="text">
      <style:text-properties officeooo:rsid="0064d27f"/>
    </style:style>
    <style:style style:name="T142" style:family="text">
      <style:text-properties officeooo:rsid="006489fa"/>
    </style:style>
    <style:style style:name="T143" style:family="text">
      <style:text-properties officeooo:rsid="00eef185"/>
    </style:style>
    <style:style style:name="T144" style:family="text">
      <style:text-properties fo:font-style="normal" officeooo:rsid="00bea491" style:font-style-asian="normal" style:font-style-complex="normal"/>
    </style:style>
    <style:style style:name="T145" style:family="text">
      <style:text-properties fo:font-style="normal" officeooo:rsid="00c1b1b7" style:font-style-asian="normal" style:font-style-complex="normal"/>
    </style:style>
    <style:style style:name="T146" style:family="text">
      <style:text-properties fo:font-style="normal" officeooo:rsid="00c0597c" style:font-style-asian="normal" style:font-style-complex="normal"/>
    </style:style>
    <style:style style:name="T147" style:family="text">
      <style:text-properties fo:font-style="normal" officeooo:rsid="00133100" style:font-style-asian="normal" style:font-style-complex="normal"/>
    </style:style>
    <style:style style:name="T148" style:family="text">
      <style:text-properties fo:font-style="normal" officeooo:rsid="00732843" style:font-style-asian="normal" style:font-style-complex="normal"/>
    </style:style>
    <style:style style:name="T149" style:family="text">
      <style:text-properties fo:font-style="normal" officeooo:rsid="00c173df" style:font-style-asian="normal" style:font-style-complex="normal"/>
    </style:style>
    <style:style style:name="T150" style:family="text">
      <style:text-properties fo:font-style="normal" officeooo:rsid="00c1fc6a" style:font-style-asian="normal" style:font-style-complex="normal"/>
    </style:style>
    <style:style style:name="T151" style:family="text">
      <style:text-properties fo:font-style="normal" officeooo:rsid="00c228d0" style:font-style-asian="normal" style:font-style-complex="normal"/>
    </style:style>
    <style:style style:name="T152" style:family="text">
      <style:text-properties officeooo:rsid="00c228d0"/>
    </style:style>
    <style:style style:name="T153" style:family="text">
      <style:text-properties officeooo:rsid="00732843"/>
    </style:style>
    <style:style style:name="T154" style:family="text">
      <style:text-properties officeooo:rsid="005c7809"/>
    </style:style>
    <style:style style:name="T155" style:family="text">
      <style:text-properties officeooo:rsid="00746bf3"/>
    </style:style>
    <style:style style:name="T156" style:family="text">
      <style:text-properties officeooo:rsid="0057384a" fo:background-color="transparent" loext:char-shading-value="0"/>
    </style:style>
    <style:style style:name="T157" style:family="text">
      <style:text-properties officeooo:rsid="0039c205" fo:background-color="transparent" loext:char-shading-value="0"/>
    </style:style>
    <style:style style:name="T158" style:family="text">
      <style:text-properties officeooo:rsid="006c5b1d" fo:background-color="transparent" loext:char-shading-value="0"/>
    </style:style>
    <style:style style:name="T159" style:family="text">
      <style:text-properties officeooo:rsid="0075c856"/>
    </style:style>
    <style:style style:name="T160" style:family="text">
      <style:text-properties officeooo:rsid="0071b1fc"/>
    </style:style>
    <style:style style:name="T161" style:family="text">
      <style:text-properties officeooo:rsid="0036648e"/>
    </style:style>
    <style:style style:name="T162" style:family="text">
      <style:text-properties officeooo:rsid="00680a2e"/>
    </style:style>
    <style:style style:name="T163" style:family="text">
      <style:text-properties officeooo:rsid="0028af24"/>
    </style:style>
    <style:style style:name="T164" style:family="text">
      <style:text-properties officeooo:rsid="005e725b"/>
    </style:style>
    <style:style style:name="T165" style:family="text">
      <style:text-properties officeooo:rsid="0028aa41"/>
    </style:style>
    <style:style style:name="T166" style:family="text">
      <style:text-properties officeooo:rsid="00688eef"/>
    </style:style>
    <style:style style:name="T167" style:family="text">
      <style:text-properties officeooo:rsid="005e8cf9"/>
    </style:style>
    <style:style style:name="T168" style:family="text">
      <style:text-properties officeooo:rsid="004a888a"/>
    </style:style>
    <style:style style:name="T169" style:family="text">
      <style:text-properties officeooo:rsid="002ecc96"/>
    </style:style>
    <style:style style:name="T170" style:family="text">
      <style:text-properties officeooo:rsid="003cc97f"/>
    </style:style>
    <style:style style:name="T171" style:family="text">
      <style:text-properties officeooo:rsid="00ac1dbd"/>
    </style:style>
    <style:style style:name="T172" style:family="text">
      <style:text-properties fo:font-size="6pt" officeooo:rsid="006852d5" style:font-size-asian="6pt" style:font-size-complex="6pt"/>
    </style:style>
    <style:style style:name="T173" style:family="text">
      <style:text-properties fo:font-size="6pt" officeooo:rsid="0028f18f" style:font-size-asian="6pt" style:font-size-complex="6pt"/>
    </style:style>
    <style:style style:name="T174" style:family="text">
      <style:text-properties fo:font-size="6pt" officeooo:rsid="00ba387f" style:font-size-asian="6pt" style:font-size-complex="6pt"/>
    </style:style>
    <style:style style:name="T175" style:family="text">
      <style:text-properties fo:font-size="6pt" officeooo:rsid="002c520d" style:font-size-asian="6pt" style:font-size-complex="6pt"/>
    </style:style>
    <style:style style:name="T176" style:family="text">
      <style:text-properties fo:font-size="6pt" officeooo:rsid="006e4f78" style:font-size-asian="6pt" style:font-size-complex="6pt"/>
    </style:style>
    <style:style style:name="T177" style:family="text">
      <style:text-properties fo:font-size="6pt" style:font-size-asian="6pt" style:font-size-complex="6pt"/>
    </style:style>
    <style:style style:name="T178" style:family="text">
      <style:text-properties officeooo:rsid="003de3f7" fo:background-color="transparent" loext:char-shading-value="0"/>
    </style:style>
    <style:style style:name="T179" style:family="text">
      <style:text-properties officeooo:rsid="00aa5018" fo:background-color="transparent" loext:char-shading-value="0"/>
    </style:style>
    <style:style style:name="T180" style:family="text">
      <style:text-properties officeooo:rsid="003da2e9" fo:background-color="transparent" loext:char-shading-value="0"/>
    </style:style>
    <style:style style:name="T181" style:family="text">
      <style:text-properties officeooo:rsid="002c520d" fo:background-color="transparent" loext:char-shading-value="0"/>
    </style:style>
    <style:style style:name="T182" style:family="text">
      <style:text-properties officeooo:rsid="00a9de71" fo:background-color="transparent" loext:char-shading-value="0"/>
    </style:style>
    <style:style style:name="T183" style:family="text">
      <style:text-properties officeooo:rsid="00a6cd1f"/>
    </style:style>
    <style:style style:name="T184" style:family="text">
      <style:text-properties officeooo:rsid="0030a22c"/>
    </style:style>
    <style:style style:name="T185" style:family="text">
      <style:text-properties officeooo:rsid="00aa5018"/>
    </style:style>
    <style:style style:name="T186" style:family="text">
      <style:text-properties officeooo:rsid="00a74f34"/>
    </style:style>
    <style:style style:name="T187" style:family="text">
      <style:text-properties officeooo:rsid="00aa994e"/>
    </style:style>
    <style:style style:name="T188" style:family="text">
      <style:text-properties fo:font-style="normal" officeooo:rsid="00ac1dbd" style:font-style-asian="normal" style:font-style-complex="normal"/>
    </style:style>
    <style:style style:name="T189" style:family="text">
      <style:text-properties officeooo:rsid="00a920b5"/>
    </style:style>
    <style:style style:name="T190" style:family="text">
      <style:text-properties officeooo:rsid="00a7c928"/>
    </style:style>
    <style:style style:name="T191" style:family="text">
      <style:text-properties officeooo:rsid="00274dcc"/>
    </style:style>
    <style:style style:name="T192" style:family="text">
      <style:text-properties officeooo:rsid="00b2400c"/>
    </style:style>
    <style:style style:name="T193" style:family="text">
      <style:text-properties officeooo:rsid="00c3e269"/>
    </style:style>
    <style:style style:name="T194" style:family="text">
      <style:text-properties officeooo:rsid="00bea491"/>
    </style:style>
    <style:style style:name="T195" style:family="text">
      <style:text-properties officeooo:rsid="00c2ce4c"/>
    </style:style>
    <style:style style:name="T196" style:family="text">
      <style:text-properties officeooo:rsid="001f9e31"/>
    </style:style>
    <style:style style:name="T197" style:family="text">
      <style:text-properties officeooo:rsid="00b010d0"/>
    </style:style>
    <style:style style:name="T198" style:family="text">
      <style:text-properties officeooo:rsid="00b0fe1c"/>
    </style:style>
    <style:style style:name="T199" style:family="text">
      <style:text-properties fo:font-size="6pt" officeooo:rsid="00bb9062" style:font-size-asian="6pt" style:font-size-complex="6pt"/>
    </style:style>
    <style:style style:name="T200" style:family="text">
      <style:text-properties officeooo:rsid="00bd28d1"/>
    </style:style>
    <style:style style:name="T201" style:family="text">
      <style:text-properties officeooo:rsid="00c604d9"/>
    </style:style>
    <style:style style:name="T202" style:family="text">
      <style:text-properties officeooo:rsid="00c47d49"/>
    </style:style>
    <style:style style:name="T203" style:family="text">
      <style:text-properties officeooo:rsid="00c1b1b7"/>
    </style:style>
    <style:style style:name="T204" style:family="text">
      <style:text-properties officeooo:rsid="00c0597c"/>
    </style:style>
    <style:style style:name="T205" style:family="text">
      <style:text-properties officeooo:rsid="00c6182c"/>
    </style:style>
    <style:style style:name="T206" style:family="text">
      <style:text-properties officeooo:rsid="00c173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Main Editor</text:p>
            <text:p text:style-name="P2"/>
            <text:p text:style-name="P3">Scenes</text:p>
            <text:p text:style-name="P2">[…]</text:p>
            <text:p text:style-name="P2">|&lt;<text:span text:style-name="T1">ListView&gt;</text:span>--------------------------------------------------------|<text:line-break/>| <text:s/>{DefaultImageOfScene1} &lt;nameOfScene1&gt;<text:tab/>|</text:p>
            <text:p text:style-name="P2">| <text:s/>{DefaultImageOfScene2} &lt;nameOfScene2&gt;<text:tab/>|<text:line-break/>| <text:s/>{DefaultImageOfScene_n} &lt;nameOfScene_n&gt;<text:tab/>|</text:p>
            <text:p text:style-name="P2">|----------------------------------------------------------------------<text:tab/>|</text:p>
            <text:p text:style-name="P4">[<text:span text:style-name="T2">Load</text:span>] [<text:span text:style-name="T3">N</text:span>ew] [Edit]<text:span text:style-name="T4"> </text:span>[<text:span text:style-name="T5">Copy</text:span>]<text:span text:style-name="T4"> </text:span>[Delete] </text:p>
            <text:p text:style-name="P2"/>
            <text:p text:style-name="P3">Items</text:p>
            <text:p text:style-name="P5">[…]</text:p>
            <text:p text:style-name="P6">|&lt;<text:span text:style-name="T1">ListView&gt;</text:span>--------------------------------------------------------|<text:line-break/>| <text:s/>{DefaultImageOfItem1} &lt;nameOfItem1&gt;<text:tab/><text:tab/>|</text:p>
            <text:p text:style-name="P2">| <text:s/>{DefaultImageOfItem2} &lt;nameOfItem2&gt;<text:tab/><text:tab/>|<text:line-break/>| <text:s/>{DefaultImageOfItem_n} &lt;nameOfItem_n&gt;<text:tab/>|</text:p>
            <text:p text:style-name="P2">|----------------------------------------------------------------------<text:tab/>|</text:p>
            <text:p text:style-name="P7">[<text:span text:style-name="T3">N</text:span>ew] [Edit] <text:span text:style-name="T4">[Actions] </text:span>[<text:span text:style-name="T5">Copy</text:span>]<text:span text:style-name="T4"> </text:span>[Delete] </text:p>
            <text:p text:style-name="P2"/>
            <text:p text:style-name="P8">KeyAreas</text:p>
            <text:p text:style-name="P7">[…]</text:p>
            <text:p text:style-name="P9">|&lt;<text:span text:style-name="T1">ListView&gt;</text:span>--------------------------------------------------------|<text:line-break/>| <text:s text:c="2"/>&lt;nameOf<text:span text:style-name="T6">KeyArea</text:span>1&gt;<text:tab/> <text:s text:c="46"/>|</text:p>
            <text:p text:style-name="P9">| <text:s text:c="2"/>&lt;nameOf<text:span text:style-name="T6">KeyArea</text:span>2&gt;<text:tab/> <text:s text:c="46"/>|<text:line-break/><text:span text:style-name="T6">| <text:s text:c="2"/></text:span>&lt;nameOf<text:span text:style-name="T6">KeyArea</text:span>_n&gt;<text:tab/> <text:s text:c="46"/>|</text:p>
            <text:p text:style-name="P7">|----------------------------------------------------------------------<text:tab/>|</text:p>
            <text:p text:style-name="P10">[<text:span text:style-name="T1">N</text:span>ew] [Edit]<text:span text:style-name="T4"> </text:span>[<text:span text:style-name="T5">Copy</text:span>] <text:span text:style-name="T7">[Actions]</text:span><text:span text:style-name="T4"> </text:span>[Delete] </text:p>
            <text:p text:style-name="P7"/>
            <text:p text:style-name="P11">Dialogs</text:p>
            <text:p text:style-name="P12">[…]</text:p>
            <text:p text:style-name="P9">|&lt;<text:span text:style-name="T1">ListView&gt;</text:span>--------------------------------------------------------|<text:line-break/>| <text:s/>&lt;nameOfCharacter1&gt; <text:s text:c="39"/><text:tab/>|</text:p>
            <text:p text:style-name="P9">| <text:s/>&lt;nameOfCharacter2&gt; <text:s text:c="43"/><text:tab/>|<text:line-break/>| <text:s/>&lt;nameOfCharacter_n&gt; <text:s text:c="37"/><text:tab/>|</text:p>
            <text:p text:style-name="P12">|----------------------------------------------------------------------<text:tab/>|</text:p>
            <text:p text:style-name="P4">[<text:span text:style-name="T1">N</text:span>ew] [Edit]<text:span text:style-name="T4"> </text:span>[<text:span text:style-name="T5">Copy</text:span>]<text:span text:style-name="T4"> </text:span>[Delete]</text:p>
            <text:p text:style-name="P2"/>
            <text:p text:style-name="P2">[<text:span text:style-name="T8">Conditions Manager</text:span>]</text:p>
            <text:p text:style-name="P2">[<text:span text:style-name="T8">Button Manager</text:span>]</text:p>
            <text:p text:style-name="P2">[<text:span text:style-name="T8">Image Manager</text:span>]</text:p>
            <text:p text:style-name="P2"/>
          </table:table-cell>
          <table:table-cell table:style-name="Tabelle1.B1" office:value-type="string">
            <text:p text:style-name="P13">Every Change that is made in this Editor will be stored <text:span text:style-name="T9">in</text:span> the /resources/&lt;category&gt;/&lt;nameOfDefaultFile<text:span text:style-name="T10">ForCategory</text:span>&gt;.txt <text:span text:style-name="T9">files.</text:span></text:p>
            <text:p text:style-name="P14"/>
            <text:p text:style-name="P15">Scenes</text:p>
            <text:p text:style-name="P16">[…] → <text:span text:style-name="T11">C</text:span>ollapses ListView.</text:p>
            <text:p text:style-name="P17"><text:span text:style-name="T12">[</text:span><text:span text:style-name="T13">Load</text:span><text:span text:style-name="T12">]</text:span>→ <text:span text:style-name="T11">Loads</text:span> <text:span text:style-name="T11">the</text:span> default Values <text:span text:style-name="T11">of the </text:span><text:span text:style-name="T14">selected</text:span> Scene <text:span text:style-name="T15">from the</text:span><text:span text:style-name="T16"> /resources/scenes/&lt;</text:span><text:span text:style-name="T17">nameOf</text:span><text:span text:style-name="T16">Scene</text:span><text:span text:style-name="T17">&gt;.txt</text:span> <text:span text:style-name="T15">to</text:span> <text:span text:style-name="T11">the</text:span> <text:span text:style-name="T11">Editors </text:span><text:span text:style-name="T14">and to the Main Window and opens the Scene for editing</text:span><text:span text:style-name="T11">.</text:span></text:p>
            <text:p text:style-name="P18">[<text:span text:style-name="T4">N</text:span>ew] → <text:span text:style-name="T11">Creates </text:span><text:span text:style-name="T18">a </text:span><text:span text:style-name="T11">new</text:span><text:span text:style-name="T19"> Scene </text:span><text:span text:style-name="T16">file </text:span><text:span text:style-name="T20">in the</text:span><text:span text:style-name="T16"> /resources/scenes/ </text:span><text:span text:style-name="T20">directory and adds it to the ListView</text:span><text:span text:style-name="T19">. </text:span><text:span text:style-name="T21">(Promtp: {inputField &lt;</text:span><text:span text:style-name="T22">N</text:span><text:span text:style-name="T21">ame&gt;})</text:span></text:p>
            <text:p text:style-name="P19">[Edit]→ <text:span text:style-name="T23">Opens</text:span><text:span text:style-name="T19"> Scene Editor.</text:span></text:p>
            <text:p text:style-name="P20">[<text:span text:style-name="T24">Copy</text:span>] → <text:span text:style-name="T25">Copies</text:span><text:span text:style-name="T4"> </text:span><text:span text:style-name="T18">selected</text:span><text:span text:style-name="T4"> Scene </text:span><text:span text:style-name="T17">file /charakters/&lt;nameOfScene_copy&gt;.txt and adds it to the Listview</text:span><text:span text:style-name="T19">.</text:span></text:p>
            <text:p text:style-name="P21">[Delete] → <text:span text:style-name="T23">Deletes </text:span><text:span text:style-name="T26">the </text:span><text:span text:style-name="T23">selected</text:span><text:span text:style-name="T27"> Scene </text:span><text:span text:style-name="T17">&lt;nameOfScene&gt;.txt file </text:span><text:span text:style-name="T26">in the </text:span><text:span text:style-name="T17">/</text:span><text:span text:style-name="T26">scenes</text:span><text:span text:style-name="T17">/ </text:span><text:span text:style-name="T26">directory</text:span><text:span text:style-name="T17"> and </text:span><text:span text:style-name="T28">removes</text:span><text:span text:style-name="T17"> it </text:span><text:span text:style-name="T28">from</text:span><text:span text:style-name="T17"> the Listview</text:span><text:span text:style-name="T19">. </text:span><text:span text:style-name="T27">(Alert </text:span><text:span text:style-name="T23">Yes</text:span><text:span text:style-name="T27">/N</text:span><text:span text:style-name="T23">o</text:span><text:span text:style-name="T27">). </text:span><text:span text:style-name="T29">Before deleting a</text:span> check of all /resources/&lt;category&gt;/&lt;name&gt;.txt files must be run for references and references must be <text:span text:style-name="T18">deleted</text:span> if found. <text:span text:style-name="T29">If references are found a warning with a ListView of all </text:span><text:span text:style-name="T30">files</text:span><text:span text:style-name="T29"> that hold a reference will be show. „Found multiple references to this entry! Do you want to delete it anyway? [Yes] [No]“</text:span></text:p>
            <text:p text:style-name="P22"/>
            <text:p text:style-name="P23"><text:span text:style-name="T31">Items</text:span><text:span text:style-name="T32"> </text:span><text:span text:style-name="T33">(</text:span><text:span text:style-name="T32">Item</text:span><text:span text:style-name="T33"> </text:span><text:span text:style-name="T11">inherits all functions of</text:span><text:span text:style-name="T33"> </text:span><text:span text:style-name="T34">KeyArea</text:span><text:span text:style-name="T33">)</text:span></text:p>
            <text:p text:style-name="P16">[…] → <text:span text:style-name="T35">C</text:span>ollapses ListView.</text:p>
            <text:p text:style-name="P24">[<text:span text:style-name="T4">N</text:span>ew] → <text:span text:style-name="T23">Creates</text:span><text:span text:style-name="T19"> </text:span><text:span text:style-name="T23">new</text:span><text:span text:style-name="T19"> </text:span><text:span text:style-name="T32">Item </text:span><text:span text:style-name="T17">file /charakters/&lt;nameOfItem&gt;.txt and adds it to the Listview. </text:span><text:span text:style-name="T35">At the same time it writes a reference to the </text:span><text:span text:style-name="T16">scenes/&lt;</text:span><text:span text:style-name="T17">nameOf</text:span><text:span text:style-name="T16">Scene</text:span><text:span text:style-name="T17">&gt;.txt</text:span><text:span text:style-name="T19">. </text:span><text:span text:style-name="T21">(Promtp: {inputField &lt;</text:span><text:span text:style-name="T22">N</text:span><text:span text:style-name="T21">ame&gt;})</text:span></text:p>
            <text:p text:style-name="P19">[<text:span text:style-name="T4">Actions</text:span>] → <text:span text:style-name="T23">Opens</text:span><text:span text:style-name="T1"> Item Action Editor.</text:span></text:p>
            <text:p text:style-name="P19">[Edit]→ <text:span text:style-name="T23">Opens</text:span><text:span text:style-name="T19"> </text:span><text:span text:style-name="T32">Item</text:span><text:span text:style-name="T19"> Editor.</text:span></text:p>
            <text:p text:style-name="P25">[<text:span text:style-name="T24">Copy</text:span>] → <text:span text:style-name="T25">Copies</text:span><text:span text:style-name="T23"> selected</text:span><text:span text:style-name="T27"> </text:span><text:span text:style-name="T32">Item</text:span><text:span text:style-name="T4"> </text:span><text:span text:style-name="T17">file /charakters/&lt;nameOfScene_copy&gt;.txt and adds it to the </text:span><text:span text:style-name="T36">ListView. <text:s/></text:span><text:span text:style-name="T35">At the </text:span><text:span text:style-name="T37">same</text:span><text:span text:style-name="T35"> time it writes a &lt;</text:span><text:span text:style-name="T38">nameOfItem&gt; </text:span><text:span text:style-name="T35">reference to the </text:span><text:span text:style-name="T16">scenes/&lt;</text:span><text:span text:style-name="T17">nameOf</text:span><text:span text:style-name="T16">Scene</text:span><text:span text:style-name="T17">&gt;.txt </text:span><text:span text:style-name="T38">under the #Items tag.</text:span></text:p>
            <text:p text:style-name="P26">[Delete] → <text:span text:style-name="T23">Deletes </text:span><text:span text:style-name="T26">the </text:span><text:span text:style-name="T23">selected</text:span><text:span text:style-name="T27"> </text:span><text:span text:style-name="T32">Item</text:span><text:span text:style-name="T39"> </text:span><text:span text:style-name="T26">file </text:span><text:span text:style-name="T17">&lt;nameOf</text:span><text:span text:style-name="T26">Item</text:span><text:span text:style-name="T17">&gt;.txt</text:span><text:span text:style-name="T26"> in the /resources/items/ directory</text:span><text:span text:style-name="T32"> </text:span><text:span text:style-name="T28">and Removes it from the ListView</text:span><text:span text:style-name="T27">. (Alert </text:span><text:span text:style-name="T23">Yes</text:span><text:span text:style-name="T27">/N</text:span><text:span text:style-name="T23">o</text:span><text:span text:style-name="T27">). </text:span><text:span text:style-name="T29">Before deleting a</text:span> check of all /resources/&lt;category&gt;/&lt;name&gt;.txt files must be run for references and references must be <text:span text:style-name="T18">deleted</text:span> if found. <text:span text:style-name="T29">If references are found a warning with a ListView of all Categories that hold a reference will be show. „Found multiple references to this entry! Do you want to delete it anyway? [Yes] [No]“</text:span></text:p>
            <text:p text:style-name="P5"/>
            <text:p text:style-name="P27">Dialogs</text:p>
            <text:p text:style-name="P28">[…] → <text:span text:style-name="T17">C</text:span>ollapses ListView.</text:p>
            <text:p text:style-name="P24">[<text:span text:style-name="T4">N</text:span>ew] → <text:span text:style-name="T23">Creates</text:span><text:span text:style-name="T19"> </text:span><text:span text:style-name="T40">a </text:span><text:span text:style-name="T23">new</text:span><text:span text:style-name="T19"> </text:span><text:span text:style-name="T41">Dialog</text:span><text:span text:style-name="T33"> </text:span><text:span text:style-name="T17">file /</text:span><text:span text:style-name="T41">dialogs</text:span><text:span text:style-name="T17">/&lt;nameOf</text:span><text:span text:style-name="T41">Dialog</text:span><text:span text:style-name="T17">&gt;.txt and adds it to the Listview</text:span><text:span text:style-name="T19">. </text:span><text:span text:style-name="T27">(Prompt: Name: {inputNewName} <text:s/></text:span><text:span text:style-name="T35">At the same time it writes a reference to the </text:span><text:span text:style-name="T16">scenes/&lt;</text:span><text:span text:style-name="T17">nameOf</text:span><text:span text:style-name="T16">Scene</text:span><text:span text:style-name="T17">&gt;.txt</text:span></text:p>
            <text:p text:style-name="P29">[<text:span text:style-name="T4">Actions</text:span>] → <text:span text:style-name="T23">Opens</text:span><text:span text:style-name="T1"> </text:span><text:span text:style-name="T37">Dialog</text:span><text:span text:style-name="T1"> Action Editor.</text:span></text:p>
            <text:p text:style-name="P30">[Edit]→ <text:span text:style-name="T23">Opens</text:span><text:span text:style-name="T19"> </text:span><text:span text:style-name="T37">Dialog</text:span><text:span text:style-name="T19"> Editor.</text:span></text:p>
            <text:p text:style-name="P25">[<text:span text:style-name="T42">Copy</text:span>] → <text:span text:style-name="T23">Copies </text:span><text:span text:style-name="T37">Dialog</text:span><text:span text:style-name="T27"> </text:span><text:span text:style-name="T33">Character. </text:span><text:span text:style-name="T35">At the </text:span><text:span text:style-name="T37">same</text:span><text:span text:style-name="T35"> time it writes a reference to the </text:span><text:span text:style-name="T16">scenes/&lt;</text:span><text:span text:style-name="T17">nameOf</text:span><text:span text:style-name="T16">Scene</text:span><text:span text:style-name="T17">&gt;.txt</text:span></text:p>
            <text:p text:style-name="P26">[Delete] → <text:span text:style-name="T23">Deletes selected</text:span><text:span text:style-name="T27"> </text:span><text:span text:style-name="T26">Dialog</text:span><text:span text:style-name="T39"> </text:span><text:span text:style-name="T26">file </text:span><text:span text:style-name="T17">&lt;nameOf</text:span><text:span text:style-name="T26">Dialog</text:span><text:span text:style-name="T17">&gt;.txt </text:span><text:span text:style-name="T26">in the /resources/dialogs/ directory </text:span><text:span text:style-name="T28">and Removes it from the ListView</text:span><text:span text:style-name="T33">. </text:span><text:span text:style-name="T27">(Alert </text:span><text:span text:style-name="T23">Yes</text:span><text:span text:style-name="T27">/N</text:span><text:span text:style-name="T23">o</text:span><text:span text:style-name="T27">). </text:span><text:span text:style-name="T29">Befor</text:span><text:span text:style-name="T30">e</text:span><text:span text:style-name="T29"> deleting a</text:span> check of all /resources/&lt;category&gt;/&lt;name&gt;.txt files must be run for references and references must be <text:span text:style-name="T18">deleted</text:span> if found. <text:span text:style-name="T29">If references are found a warning with a ListView of all </text:span><text:span text:style-name="T30">files</text:span><text:span text:style-name="T29"> that hold a reference will be show. „Found multiple references to this entry! Do you want to delete it anyway? [Yes] [No]“</text:span></text:p>
            <text:p text:style-name="P31"/>
            <text:p text:style-name="P32"><text:span text:style-name="T7">1. </text:span>[<text:span text:style-name="T1">N</text:span>ew] <text:span text:style-name="T7"><text:s/>→ Adds a new Object to the corresponding ListView and creates a new reference in &lt;nameOfSceneFile&gt;.txt as well as creating a new resource &lt;nameOfNewFile&gt;.txt file in the /resources/&lt;n&gt;/ directory.</text:span></text:p>
            <text:p text:style-name="P32"><text:span text:style-name="T7">2. </text:span>[Edit]<text:span text:style-name="T4"> → </text:span><text:span text:style-name="T7">Opens the Editor for the selected ListViewItem or the corresponding category.</text:span></text:p>
            <text:p text:style-name="P32"><text:span text:style-name="T7">3. </text:span>[<text:span text:style-name="T5">Copy</text:span>]<text:span text:style-name="T4"> → </text:span><text:span text:style-name="T7">Copies the selected ListViewItem and the resources/&lt;n&gt;/&lt;nameOfFile&gt;.txt of the corresponding category.</text:span></text:p>
            <text:p text:style-name="P32"><text:span text:style-name="T7">3. </text:span>[Delete] → <text:span text:style-name="T7">Deletes the selected ListViewItem and the resources/&lt;n&gt;/&lt;nameOfFile&gt;.txt of the corresponding category.</text:span></text:p>
            <text:p text:style-name="P33">5. [Actions] → Opens the Action Editor Window for the corresponding category of the selected field in the Listview.</text:p>
            <text:p text:style-name="P33"/>
            <text:p text:style-name="P34"/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able:table table:name="Tabelle2" table:style-name="Tabelle2">
        <table:table-column table:style-name="Tabelle2.A"/>
        <table:table-column table:style-name="Tabelle2.B"/>
        <text:soft-page-break/>
        <table:table-row>
          <table:table-cell table:style-name="Tabelle2.A1" office:value-type="string">
            <text:p text:style-name="P36"><text:span text:style-name="T43">Scene Editor</text:span><text:span text:style-name="T19">: &lt;nameOfScene&gt;</text:span></text:p>
            <text:p text:style-name="P37"/>
            <text:p text:style-name="P38">Name: </text:p>
            <text:p text:style-name="P39">{inputFieldWithNameOfScene}</text:p>
            <text:p text:style-name="P36"/>
            <text:p text:style-name="P40">[…] </text:p>
            <text:p text:style-name="P41">#&lt;<text:span text:style-name="T44">ListView</text:span><text:span text:style-name="T45">Backgrounds</text:span><text:span text:style-name="T44">&gt;</text:span>#######################################</text:p>
            <text:p text:style-name="P41">-&lt;<text:span text:style-name="T44">ListItem</text:span><text:span text:style-name="T45">Backgrounds</text:span><text:span text:style-name="T44">&gt;------------------------------------------------------------------</text:span></text:p>
            <text:p text:style-name="P42">Name: </text:p>
            <text:p text:style-name="P41">{inputFieldWithNameOf<text:span text:style-name="T46">ImageID</text:span>}</text:p>
            <text:p text:style-name="P41"/>
            <text:p text:style-name="P43">Image:</text:p>
            <text:p text:style-name="P36">[Drop Image] <text:s/><text:span text:style-name="T19">{inputFieldWithNameOf</text:span><text:span text:style-name="T47">Image</text:span><text:span text:style-name="T19">}</text:span></text:p>
            <text:p text:style-name="P44"><text:span text:style-name="T48">{inputFieldWith</text:span><text:span text:style-name="T49">Image</text:span><text:span text:style-name="T50">Path</text:span><text:span text:style-name="T48">}</text:span><text:span text:style-name="T51"> <text:s text:c="3"/></text:span><text:span text:style-name="T48"><text:s/></text:span><text:span text:style-name="T50">[</text:span><text:span text:style-name="T52">B</text:span><text:span text:style-name="T50">rowse] </text:span><text:span text:style-name="T52">[Open Image Resources]</text:span><text:span text:style-name="T48"> <text:s text:c="3"/></text:span><text:span text:style-name="T51"><text:line-break/>|--------------------------</text:span><text:span text:style-name="T48">|</text:span><text:span text:style-name="T51"> <text:s text:c="11"/></text:span></text:p>
            <text:p text:style-name="P36">| <text:s text:c="34"/>| <text:s/></text:p>
            <text:p text:style-name="P36">| {<text:span text:style-name="T53">Tile View </text:span><text:span text:style-name="T19">Imag</text:span><text:span text:style-name="T53">e</text:span>} <text:s text:c="3"/>| <text:line-break/>| <text:s text:c="34"/>| <text:s/><text:line-break/>|--------------------------<text:span text:style-name="T19">|</text:span> <text:s/></text:p>
            <text:p text:style-name="P45"><text:span text:style-name="T54">[Remove] </text:span><text:span text:style-name="T55">[Delete] </text:span></text:p>
            <text:p text:style-name="P46"><text:span text:style-name="T54">Flip</text:span><text:span text:style-name="T55"> Image: [horizontally]</text:span> <text:s/><text:span text:style-name="T55">[vertically]</text:span> <text:s text:c="2"/></text:p>
            <text:p text:style-name="P47"/>
            <text:p text:style-name="P45"><text:span text:style-name="T43">C</text:span><text:span text:style-name="T56">onditions: </text:span><text:s text:c="6"/></text:p>
            <text:p text:style-name="P45"><text:span text:style-name="T57">use</text:span> if <text:s text:c="30"/>true / false</text:p>
            <text:p text:style-name="P45">|--------------------------------------------------<text:tab/><text:span text:style-name="T19">|</text:span></text:p>
            <text:p text:style-name="P45">|&lt;nameOfCondition<text:span text:style-name="T19">1</text:span>&gt; <text:s text:c="3"/>[x] <text:s text:c="4"/>[<text:span text:style-name="T58">x</text:span>]<text:tab/><text:span text:style-name="T19">|</text:span></text:p>
            <text:p text:style-name="P45">|&lt;nameOfCondition<text:span text:style-name="T58">2</text:span>&gt; <text:s text:c="3"/>[ <text:s/>] <text:s text:c="4"/>[ <text:s/>]<text:tab/><text:span text:style-name="T19">|</text:span></text:p>
            <text:p text:style-name="P45">|&lt;nameOfCondition_<text:span text:style-name="T58">2</text:span>&gt; <text:s/>[ <text:s/>] <text:s text:c="4"/>[x]<text:tab/><text:span text:style-name="T19">|</text:span></text:p>
            <text:p text:style-name="P45">|--------------------------------------------------<text:tab/><text:span text:style-name="T19">|</text:span></text:p>
            <text:p text:style-name="P45">[Add] <text:span text:style-name="T55">[</text:span><text:span text:style-name="T30">Remove</text:span><text:span text:style-name="T55">]</text:span></text:p>
            <text:p text:style-name="P45"/>
            <text:p text:style-name="P48">[Delete <text:span text:style-name="T59">this Field</text:span>]</text:p>
            <text:p text:style-name="P49">-&lt;/<text:span text:style-name="T44">ListItem</text:span><text:span text:style-name="T45">Backgrounds</text:span><text:span text:style-name="T44">&gt;------------------------------------------------------------------</text:span></text:p>
            <text:p text:style-name="P49">#&lt;/<text:span text:style-name="T44">ListView</text:span><text:span text:style-name="T45">Backgrounds</text:span><text:span text:style-name="T44">&gt;</text:span>#######################################</text:p>
            <text:p text:style-name="P50">[Add <text:span text:style-name="T60">new List Item</text:span>]</text:p>
            <text:p text:style-name="P37"/>
            <text:p text:style-name="P40">[…] </text:p>
            <text:p text:style-name="P49">#&lt;<text:span text:style-name="T44">ListView</text:span><text:span text:style-name="T61">Items</text:span><text:span text:style-name="T44">&gt;</text:span>#######################################</text:p>
            <text:p text:style-name="P49">-&lt;<text:span text:style-name="T44">ListItem</text:span><text:span text:style-name="T61">Items</text:span><text:span text:style-name="T44">&gt;------------------------------------------------------------------</text:span></text:p>
            <text:p text:style-name="P51"><text:line-break/>[Drop Image] <text:s/><text:span text:style-name="T19">{inputFieldWithNameOf</text:span><text:span text:style-name="T47">Image</text:span><text:span text:style-name="T19">}</text:span></text:p>
            <text:p text:style-name="P52"><text:span text:style-name="T48">{inputFieldWith</text:span><text:span text:style-name="T49">Image</text:span><text:span text:style-name="T50">Path</text:span><text:span text:style-name="T48">}</text:span><text:span text:style-name="T51"> <text:s text:c="3"/></text:span><text:span text:style-name="T48"><text:s/></text:span><text:span text:style-name="T50">[</text:span><text:span text:style-name="T52">B</text:span><text:span text:style-name="T50">rowse] </text:span><text:span text:style-name="T52">[Open Image Resources]</text:span><text:span text:style-name="T48"> <text:s text:c="3"/></text:span><text:span text:style-name="T51"><text:line-break/>|--------------------------</text:span><text:span text:style-name="T48">|</text:span><text:span text:style-name="T51"> <text:s text:c="11"/></text:span></text:p>
            <text:p text:style-name="P51">| <text:s text:c="34"/>| <text:s/></text:p>
            <text:p text:style-name="P51">| {<text:span text:style-name="T53">Tile View </text:span><text:span text:style-name="T19">Imag</text:span><text:span text:style-name="T53">e</text:span>} <text:s text:c="3"/>| <text:line-break/>| <text:s text:c="34"/>| <text:s/><text:line-break/>|--------------------------<text:span text:style-name="T19">|</text:span> <text:s/></text:p>
            <text:p text:style-name="P51"><text:span text:style-name="T54">[Remove] </text:span><text:span text:style-name="T55">[Delete] </text:span></text:p>
            <text:p text:style-name="P52"><text:span text:style-name="T62">Flip</text:span><text:span text:style-name="T63"> Image: [horizontally]</text:span><text:span text:style-name="T51"> <text:s/></text:span><text:span text:style-name="T63">[vertically]</text:span><text:span text:style-name="T51"> <text:s text:c="2"/><text:line-break/><text:line-break/></text:span><text:span text:style-name="T64">C</text:span><text:span text:style-name="T65">onditions: </text:span><text:span text:style-name="T51"><text:s text:c="6"/></text:span></text:p>
            <text:p text:style-name="P53">show Image if <text:s text:c="15"/>true / false</text:p>
            <text:p text:style-name="P53">|--------------------------------------------------<text:tab/><text:span text:style-name="T19">|</text:span></text:p>
            <text:p text:style-name="P53">|&lt;nameOfCondition<text:span text:style-name="T19">1</text:span>&gt; <text:s text:c="3"/>[x] <text:s text:c="4"/>[<text:span text:style-name="T58">x</text:span>]<text:tab/><text:span text:style-name="T19">|</text:span></text:p>
            <text:p text:style-name="P53">|&lt;nameOfCondition<text:span text:style-name="T58">2</text:span>&gt; <text:s text:c="3"/>[ <text:s/>] <text:s text:c="4"/>[ <text:s/>]<text:tab/><text:span text:style-name="T19">|</text:span></text:p>
            <text:p text:style-name="P53">|&lt;nameOfCondition_<text:span text:style-name="T58">2</text:span>&gt; <text:s/>[ <text:s/>] <text:s text:c="4"/>[x]<text:tab/><text:span text:style-name="T19">|</text:span></text:p>
            <text:p text:style-name="P53">|--------------------------------------------------<text:tab/><text:span text:style-name="T19">|</text:span></text:p>
            <text:p text:style-name="P53">[Add] <text:span text:style-name="T55">[</text:span><text:span text:style-name="T30">Remove</text:span><text:span text:style-name="T55">]</text:span></text:p>
            <text:p text:style-name="P53"/>
            <text:p text:style-name="P54">[Delete <text:span text:style-name="T59">this Field</text:span>]</text:p>
            <text:p text:style-name="P55"/>
            <text:p text:style-name="P49">-&lt;/<text:span text:style-name="T44">ListItem</text:span><text:span text:style-name="T61">Items</text:span><text:span text:style-name="T44">&gt;------------------------------------------------------------------</text:span></text:p>
            <text:p text:style-name="P49">#&lt;/<text:span text:style-name="T44">ListView</text:span><text:span text:style-name="T61">Items</text:span><text:span text:style-name="T44">&gt;</text:span>#######################################</text:p>
            <text:p text:style-name="P56">[Add <text:span text:style-name="T60">new List Item</text:span>]</text:p>
            <text:p text:style-name="P37"/>
            <text:p text:style-name="P40">[…] </text:p>
            <text:p text:style-name="P49">#&lt;<text:span text:style-name="T44">ListView</text:span><text:span text:style-name="T61">KeyAreas</text:span><text:span text:style-name="T44">&gt;</text:span>#######################################</text:p>
            <text:p text:style-name="P49">-&lt;<text:span text:style-name="T44">ListItem</text:span><text:span text:style-name="T61">KeyAreas</text:span><text:span text:style-name="T44">&gt;------------------------------------------------------------------</text:span></text:p>
            <text:p text:style-name="P57"><text:span text:style-name="T51"><text:line-break/>|--------------------------</text:span><text:span text:style-name="T48">|</text:span><text:span text:style-name="T51"> <text:s text:c="11"/></text:span></text:p>
            <text:p text:style-name="P53">| <text:s/>&lt;<text:span text:style-name="T61">nameOfKeyArea</text:span> <text:s text:c="2"/>| <text:s/></text:p>
            <text:p text:style-name="P53">|--------------------------<text:span text:style-name="T19">|</text:span> <text:s text:c="5"/><text:line-break/><text:line-break/><text:span text:style-name="T43">C</text:span><text:span text:style-name="T56">onditions: </text:span><text:s text:c="6"/></text:p>
            <text:p text:style-name="P53">show Image if <text:s text:c="15"/>true / false</text:p>
            <text:p text:style-name="P53">|--------------------------------------------------<text:tab/><text:span text:style-name="T19">|</text:span></text:p>
            <text:p text:style-name="P53">|&lt;nameOfCondition<text:span text:style-name="T19">1</text:span>&gt; <text:s text:c="3"/>[x] <text:s text:c="4"/>[<text:span text:style-name="T58">x</text:span>]<text:tab/><text:span text:style-name="T19">|</text:span></text:p>
            <text:p text:style-name="P53">|&lt;nameOfCondition<text:span text:style-name="T58">2</text:span>&gt; <text:s text:c="3"/>[ <text:s/>] <text:s text:c="4"/>[ <text:s/>]<text:tab/><text:span text:style-name="T19">|</text:span></text:p>
            <text:p text:style-name="P53">|&lt;nameOfCondition_<text:span text:style-name="T58">2</text:span>&gt; <text:s/>[ <text:s/>] <text:s text:c="4"/>[x]<text:tab/><text:span text:style-name="T19">|</text:span></text:p>
            <text:p text:style-name="P53">|--------------------------------------------------<text:tab/><text:span text:style-name="T19">|</text:span></text:p>
            <text:p text:style-name="P53">[Add] <text:span text:style-name="T55">[</text:span><text:span text:style-name="T30">Remove</text:span><text:span text:style-name="T55">]</text:span></text:p>
            <text:p text:style-name="P53"/>
            <text:p text:style-name="P54">[Delete <text:span text:style-name="T59">this Field</text:span>]</text:p>
            <text:p text:style-name="P49">-&lt;/<text:span text:style-name="T44">ListItem</text:span><text:span text:style-name="T61">KeyAreas</text:span><text:span text:style-name="T44">&gt;------------------------------------------------------------------</text:span></text:p>
            <text:p text:style-name="P49">#&lt;/<text:span text:style-name="T44">ListItem</text:span><text:span text:style-name="T61">KeyAreas</text:span><text:span text:style-name="T44">&gt;</text:span>#######################################</text:p>
            <text:p text:style-name="P50">[Add <text:span text:style-name="T60">new List Item</text:span>]</text:p>
            <text:p text:style-name="P56"/>
            <text:p text:style-name="P56"/>
            <text:p text:style-name="P37"/>
            <text:p text:style-name="P58"><text:span text:style-name="T66">[Manage Conditions] </text:span><text:span text:style-name="T47">[Save] [Cancel]</text:span></text:p>
          </table:table-cell>
          <table:table-cell table:style-name="Tabelle2.B1" office:value-type="string">
            <text:p text:style-name="P59"><text:span text:style-name="T67">Eyery </text:span><text:span text:style-name="T68">value and every </text:span><text:span text:style-name="T67">change in this Editor</text:span><text:span text:style-name="T69"> will be stored and loaded from the defaults /</text:span><text:span text:style-name="T70">resources/</text:span><text:span text:style-name="T71">scenes</text:span><text:span text:style-name="T70">/&lt;nameOf</text:span><text:span text:style-name="T71">Scene</text:span><text:span text:style-name="T70">&gt;.txt </text:span><text:span text:style-name="T67">file.</text:span></text:p>
            <text:p text:style-name="P60"/>
            <text:p text:style-name="P61">Name:</text:p>
            <text:p text:style-name="P62"><text:span text:style-name="T19">{inputFieldWithNameOf</text:span><text:span text:style-name="T47">Image</text:span><text:span text:style-name="T19">} → </text:span><text:span text:style-name="T3">Rename Scene </text:span><text:span text:style-name="T72">file in the /resources/scenes/ directory</text:span><text:span text:style-name="T3">. </text:span>A check of all /resources/&lt;category&gt;/&lt;name&gt;.txt files must be run for references and references must be <text:span text:style-name="T72">refactored</text:span> if found.<text:span text:style-name="T3"> </text:span></text:p>
            <text:p text:style-name="P63"/>
            <text:p text:style-name="P64"><text:span text:style-name="T44">ListView</text:span><text:span text:style-name="T73">Backgrounds</text:span><text:span text:style-name="T44">:</text:span><text:span text:style-name="T74"> → </text:span><text:span text:style-name="T75">A ListView that holds the following ListItem</text:span></text:p>
            <text:p text:style-name="P41">&lt;<text:span text:style-name="T44">ListItem</text:span><text:span text:style-name="T73">Backrounds</text:span><text:span text:style-name="T44">&gt;----------------------------------------------------------------------------------------------------</text:span></text:p>
            <text:p text:style-name="P41"/>
            <text:p text:style-name="P42">Name: </text:p>
            <text:p text:style-name="P41">{inputFieldWithNameOf<text:span text:style-name="T46">ImageID</text:span>}</text:p>
            <text:p text:style-name="P41"/>
            <text:p text:style-name="P65">Image:</text:p>
            <text:p text:style-name="P66">[Drop Image] → <text:span text:style-name="T76">DropField </text:span><text:span text:style-name="T77">for</text:span><text:span text:style-name="T76"> </text:span><text:span text:style-name="T77">i</text:span><text:span text:style-name="T76">mage </text:span><text:span text:style-name="T77">file</text:span><text:span text:style-name="T76">. </text:span><text:span text:style-name="T77">Copies </text:span><text:span text:style-name="T78">the dropped</text:span><text:span text:style-name="T77"> image to </text:span><text:span text:style-name="T78">the</text:span><text:span text:style-name="T79"> /resources/images/ </text:span><text:span text:style-name="T80">directory and writes a reference to the </text:span><text:span text:style-name="T81">&lt;nameOf</text:span><text:span text:style-name="T82">Scene</text:span><text:span text:style-name="T81">&gt;.txt </text:span><text:span text:style-name="T80">file.</text:span></text:p>
            <text:p text:style-name="P66">{inputFieldWithImagePath} → <text:span text:style-name="T77">Manually type in </text:span><text:span text:style-name="T83">the</text:span><text:span text:style-name="T77"> image path. </text:span><text:span text:style-name="T83">Enter confirms the change and stores a reference in the </text:span><text:span text:style-name="T81">&lt;nameOf</text:span><text:span text:style-name="T82">Scene</text:span><text:span text:style-name="T81">&gt;.txt </text:span><text:span text:style-name="T84">file.</text:span></text:p>
            <text:p text:style-name="P67">[<text:span text:style-name="T85">B</text:span>rowse] → <text:span text:style-name="T77">Browse for image.</text:span></text:p>
            <text:p text:style-name="P67">[Open Image Resources] → <text:span text:style-name="T85">Opens the image resource folder /resources/images.</text:span></text:p>
            <text:p text:style-name="P68">{<text:span text:style-name="T53">Tile View </text:span><text:span text:style-name="T19">Imag</text:span><text:span text:style-name="T53">e</text:span>} → <text:span text:style-name="T86">TileView </text:span><text:span text:style-name="T77">o</text:span><text:span text:style-name="T86">f </text:span><text:span text:style-name="T77">the </text:span><text:span text:style-name="T73">I</text:span><text:span text:style-name="T86">mage </text:span><text:span text:style-name="T87">that is stored in the &lt;nameOfScene&gt;.txt file.</text:span></text:p>
            <text:p text:style-name="P66"><text:span text:style-name="T54">[Remove]</text:span><text:span text:style-name="T55"> → </text:span><text:span text:style-name="T88">Remove</text:span><text:span text:style-name="T89">s the</text:span><text:span text:style-name="T54"> </text:span><text:span text:style-name="T90">I</text:span><text:span text:style-name="T54">mage </text:span><text:span text:style-name="T90">from ListView and delete</text:span><text:span text:style-name="T89">s </text:span><text:span text:style-name="T91">the</text:span></text:p>
            <text:p text:style-name="P66"><text:span text:style-name="T90">reference</text:span><text:span text:style-name="T92"> that is stored</text:span><text:span text:style-name="T93"> </text:span><text:span text:style-name="T54">&lt;nameOfScene&gt;.txt file.</text:span></text:p>
            <text:p text:style-name="P21"><text:span text:style-name="T55">[Delete] → </text:span><text:span text:style-name="T54">Delete Image </text:span><text:span text:style-name="T94">file </text:span><text:span text:style-name="T93">&lt;name</text:span><text:span text:style-name="T95">OfImage</text:span><text:span text:style-name="T93">&gt; </text:span><text:span text:style-name="T54">from directory </text:span><text:span text:style-name="T93">/resources/images/ (Alert: Yes/no)</text:span><text:span text:style-name="T96">. </text:span><text:span text:style-name="T97">Before deleting a</text:span><text:span text:style-name="T98"> check of all /resources/&lt;category&gt;/&lt;name&gt;.txt files must be run for references and references must be </text:span><text:span text:style-name="T99">deleted</text:span><text:span text:style-name="T98"> if found. </text:span><text:span text:style-name="T97">If references are found a warning with a ListView of all Categories that hold a reference will be show. „Found multiple references to this entry! Do you want to delete it anyway? [Yes] [No]“</text:span></text:p>
            <text:p text:style-name="P69"><text:span text:style-name="T54">Flip</text:span><text:span text:style-name="T55"> Image: [horizontally]</text:span> <text:s/><text:span text:style-name="T55">[vertically]</text:span>→ <text:span text:style-name="T77">Flip Image </text:span><text:span text:style-name="T94">and store the orientation in the </text:span><text:span text:style-name="T93">&lt;name</text:span><text:span text:style-name="T95">Of</text:span><text:span text:style-name="T100">Scene</text:span><text:span text:style-name="T93">&gt;.txt </text:span><text:span text:style-name="T100">file with the reference </text:span><text:span text:style-name="T101">#</text:span><text:span text:style-name="T102">Background</text:span><text:span text:style-name="T103">s</text:span><text:span text:style-name="T101">-</text:span><text:span text:style-name="T103">Background-</text:span><text:span text:style-name="T80">-</text:span><text:span text:style-name="T104">&lt;</text:span><text:span text:style-name="T105">nameOfImage&gt;</text:span><text:span text:style-name="T101"> tag</text:span><text:span text:style-name="T77">.</text:span></text:p>
            <text:p text:style-name="P46"/>
            <text:p text:style-name="P70">Conditions: </text:p>
            <text:p text:style-name="P69"><text:span text:style-name="T106">[x] <text:s text:c="4"/>[ ] → </text:span><text:span text:style-name="T107">These</text:span><text:span text:style-name="T108"> </text:span><text:span text:style-name="T109">CheckBoxes</text:span><text:span text:style-name="T108"> determine whether the </text:span><text:span text:style-name="T110">v</text:span><text:span text:style-name="T108">alue of the stored</text:span><text:span text:style-name="T111"> </text:span><text:span text:style-name="T108">Conditions </text:span><text:span text:style-name="T111">in the &lt;nameOfScene&gt;.txt file </text:span><text:span text:style-name="T94">under the </text:span><text:span text:style-name="T101">#</text:span><text:span text:style-name="T102">Background</text:span><text:span text:style-name="T103">s</text:span><text:span text:style-name="T101">-</text:span><text:span text:style-name="T103">Background-</text:span><text:span text:style-name="T80">-</text:span><text:span text:style-name="T104">&lt;</text:span><text:span text:style-name="T105">nameOfImage&gt;---</text:span><text:span text:style-name="T112">Condition</text:span><text:span text:style-name="T73">s</text:span><text:span text:style-name="T94">----&lt;nameOfCondition&gt; reference </text:span><text:span text:style-name="T108">are true or false.</text:span></text:p>
            <text:p text:style-name="P71">[Add]<text:span text:style-name="T113"> → </text:span><text:span text:style-name="T114">O</text:span><text:span text:style-name="T115">pens a </text:span><text:span text:style-name="T116">D</text:span><text:span text:style-name="T115">ropDownMenu that shows a list of all conditions from </text:span><text:span text:style-name="T117">the </text:span><text:span text:style-name="T115"><text:s/></text:span><text:span text:style-name="T69">/</text:span><text:span text:style-name="T70">resources/</text:span><text:span text:style-name="T114">conditions</text:span><text:span text:style-name="T70">/</text:span><text:span text:style-name="T118">conditions</text:span><text:span text:style-name="T70">.txt </text:span><text:span text:style-name="T117">file </text:span><text:span text:style-name="T115">and </text:span><text:span text:style-name="T119">all </text:span><text:span text:style-name="T115">„</text:span><text:span text:style-name="T120">isIninventory_</text:span><text:span text:style-name="T115">&lt;nameOfItem&gt; </text:span><text:span text:style-name="T119">Conditions </text:span><text:span text:style-name="T115">from </text:span><text:span text:style-name="T119">the </text:span><text:span text:style-name="T115"><text:s/>/resources/items/&lt;nameOfItem&gt;.txt </text:span><text:span text:style-name="T119">files.</text:span></text:p>
            <text:p text:style-name="P69"><text:span text:style-name="T55">[</text:span><text:span text:style-name="T30">Remove</text:span><text:span text:style-name="T55">]</text:span><text:span text:style-name="T113"> → </text:span><text:span text:style-name="T121">R</text:span><text:span text:style-name="T122">emoves </text:span><text:span text:style-name="T123">the reference of</text:span><text:span text:style-name="T122"> the selected </text:span><text:span text:style-name="T124">C</text:span><text:span text:style-name="T122">ondition </text:span><text:span text:style-name="T78">from the &lt;nameOfScene&gt;.txt file.</text:span></text:p>
            <text:p text:style-name="P72"/>
            <text:p text:style-name="P73">[Delete] → <text:span text:style-name="T112">Removes the </text:span><text:span text:style-name="T44">ListItem</text:span><text:span text:style-name="T73">Backrounds</text:span><text:span text:style-name="T112"> from the List</text:span><text:span text:style-name="T73">ViewBackrounds</text:span><text:span text:style-name="T112"> and deletes the</text:span><text:span text:style-name="T78"> </text:span></text:p>
            <text:p text:style-name="P73"><text:span text:style-name="T112">reference that is stored in the &lt;</text:span><text:span text:style-name="T123">nameOfScene&gt;</text:span><text:span text:style-name="T45">.txt </text:span><text:span text:style-name="T123">file</text:span><text:span text:style-name="T45">.</text:span></text:p>
            <text:p text:style-name="P41">&lt;/<text:span text:style-name="T44">ListItem</text:span><text:span text:style-name="T112">Images</text:span><text:span text:style-name="T44">&gt;----------------------------------------------------------------------------------------------------</text:span></text:p>
            <text:p text:style-name="P74"/>
            <text:p text:style-name="P75"><text:span text:style-name="T123">ListViewItems</text:span><text:span text:style-name="T44">:</text:span><text:span text:style-name="T74"> → </text:span><text:span text:style-name="T75">A ListView that holds the following ListItem</text:span></text:p>
            <text:p text:style-name="P76">&lt;<text:span text:style-name="T123">ListItemItems</text:span><text:span text:style-name="T44">&gt;-----------------------------------------------------------------------------------------------</text:span></text:p>
            <text:p text:style-name="P76"/>
            <text:p text:style-name="P75"><text:span text:style-name="T123">ListViewKeyAreas</text:span><text:span text:style-name="T44">:</text:span><text:span text:style-name="T74"> → </text:span><text:span text:style-name="T75">A ListView that holds the following ListItem</text:span></text:p>
            <text:p text:style-name="P76">&lt;<text:span text:style-name="T123">ListItemKeyAreas</text:span><text:span text:style-name="T44">&gt;-----------------------------------------------------------------------------------------------</text:span></text:p>
            <text:p text:style-name="P76"><text:span text:style-name="T75"/></text:p>
            <text:p text:style-name="P74"/>
            <text:p text:style-name="P77">Die Regeln die für das ListViewBackgrounds / ListItemBackgrounds gilt, sollen auch für</text:p>
            <text:p text:style-name="P77">ListViewItems / ListItemItems</text:p>
            <text:p text:style-name="P77">ListViewKeyAreas / ListItemKeyAreas</text:p>
            <text:p text:style-name="P77">gelten.</text:p>
            <text:p text:style-name="P74"/>
            <text:p text:style-name="P78">1. <text:span text:style-name="T61">[Add </text:span><text:span text:style-name="T60">new List Item</text:span><text:span text:style-name="T61">] → </text:span>Adds a new ListItem to the concerned ListView and writes a new reference in the <text:span text:style-name="T70">&lt;nameOf</text:span><text:span text:style-name="T23">Scene</text:span><text:span text:style-name="T70">&gt;.txt </text:span>file.</text:p>
            <text:p text:style-name="P78">2. <text:span text:style-name="T46">[Delete </text:span>this Field<text:span text:style-name="T46">] → </text:span>Removes the ListItem from the ListView and deletes the corresponding reference in the <text:span text:style-name="T70">&lt;nameOf</text:span><text:span text:style-name="T23">Scene</text:span><text:span text:style-name="T70">&gt;.txt</text:span> file.</text:p>
            <text:p text:style-name="P78"/>
            <text:p text:style-name="P74"><text:span text:style-name="T66">[Manage Conditions] → </text:span><text:span text:style-name="T77">Opens</text:span><text:span text:style-name="T86"> Conditions </text:span><text:span text:style-name="T89">Manager</text:span><text:span text:style-name="T86">.</text:span></text:p>
            <text:p text:style-name="P79">[Save] → Saves values in <text:span text:style-name="T69">/</text:span><text:span text:style-name="T70">resources/</text:span><text:span text:style-name="T23">scenes</text:span><text:span text:style-name="T70">/&lt;nameOf</text:span><text:span text:style-name="T23">Scene</text:span><text:span text:style-name="T70">&gt;.txt</text:span></text:p>
            <text:p text:style-name="P80">[Cancel] → Discard Changes</text:p>
            <text:p text:style-name="P81">[…] → Collapses corresponding ListView.</text:p>
          </table:table-cell>
        </table:table-row>
      </table:table>
      <text:p text:style-name="P82"/>
      <text:p text:style-name="P83"/>
      <text:p text:style-name="P83"/>
      <text:p text:style-name="P84"/>
      <text:p text:style-name="P84"/>
      <text:p text:style-name="P84"/>
      <text:p text:style-name="P84"/>
      <text:p text:style-name="P84"><text:soft-page-break/></text:p>
      <text:p text:style-name="P84"/>
      <text:p text:style-name="P84"/>
      <text:p text:style-name="P84"/>
      <text:p text:style-name="P84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85"><text:span text:style-name="T19">Editor </text:span><text:span text:style-name="T125">Item</text:span><text:span text:style-name="T19">: &lt;nameOf</text:span><text:span text:style-name="T125">Item</text:span><text:span text:style-name="T86"> </text:span><text:span text:style-name="T19">&gt;</text:span></text:p>
            <text:p text:style-name="P86">######################################################</text:p>
            <text:p text:style-name="P87">Name:</text:p>
            <text:p text:style-name="P88"><text:span text:style-name="T126">{</text:span><text:span text:style-name="T19">&lt;nameOf</text:span><text:span text:style-name="T125">Item</text:span><text:span text:style-name="T19">&gt;</text:span><text:span text:style-name="T126">}</text:span></text:p>
            <text:p text:style-name="P89"/>
            <text:p text:style-name="P90"><text:span text:style-name="T127">#</text:span>&lt;<text:span text:style-name="T127">ListViewImages&gt;</text:span><text:span text:style-name="T19">########################################</text:span></text:p>
            <text:p text:style-name="P91">-&lt;ListItemImages&gt;-------------------------------------------------------------</text:p>
            <text:p text:style-name="P89">Image:</text:p>
            <text:p text:style-name="P89">[Drop Image] <text:s/>{inputFieldWithNameOfImage}</text:p>
            <text:p text:style-name="P89">{inputFieldWithImagePath} <text:s text:c="4"/>[<text:span text:style-name="T128">B</text:span>rowse] <text:s text:c="4"/></text:p>
            <text:p text:style-name="P90">|---------------------------<text:span text:style-name="T129">|</text:span> <text:s text:c="5"/></text:p>
            <text:p text:style-name="P90">| <text:tab/> <text:s text:c="12"/>| <text:s text:c="5"/><text:line-break/>| <text:s text:c="4"/>{<text:span text:style-name="T19">ImagOf</text:span><text:span text:style-name="T125">Item</text:span>} <text:s text:c="6"/>| <text:s text:c="6"/></text:p>
            <text:p text:style-name="P85">| <text:s text:c="35"/><text:span text:style-name="T19">|</text:span> <text:s text:c="5"/></text:p>
            <text:p text:style-name="P92">|---------------------------<text:span text:style-name="T19">|</text:span> <text:s text:c="4"/></text:p>
            <text:p text:style-name="P93"><text:span text:style-name="T54">[Remove] </text:span><text:span text:style-name="T55">[Delete] </text:span></text:p>
            <text:p text:style-name="P93"><text:span text:style-name="T54">Flip</text:span><text:span text:style-name="T55"> Image: [horizontally]</text:span> <text:s/><text:span text:style-name="T55">[vertically]</text:span> <text:s text:c="2"/></text:p>
            <text:p text:style-name="P94">Size:</text:p>
            <text:p text:style-name="P94"><text:span text:style-name="T130">↔:</text:span><text:span text:style-name="T55">{&lt;horizontally&gt;}</text:span><text:span text:style-name="T54">dp</text:span><text:span text:style-name="T55"> </text:span><text:span text:style-name="T131">↕:</text:span><text:span text:style-name="T55">{&lt;vertically&gt;}</text:span><text:span text:style-name="T54">dp</text:span></text:p>
            <text:p text:style-name="P92"/>
            <text:p text:style-name="P88"><text:span text:style-name="T19">C</text:span>onditions: </text:p>
            <text:p text:style-name="P88">show <text:span text:style-name="T132">and use </text:span>if: <text:s text:c="13"/>true / false <text:s text:c="3"/></text:p>
            <text:p text:style-name="P92">|-----------------------------------------------<text:span text:style-name="T19">|</text:span></text:p>
            <text:p text:style-name="P92">|&lt;nameOfCondition<text:span text:style-name="T19">1</text:span>&gt; <text:s text:c="3"/>[x] <text:s text:c="4"/>[ ] <text:s text:c="9"/><text:span text:style-name="T19">|</text:span></text:p>
            <text:p text:style-name="P92">|&lt;nameOfCondition<text:span text:style-name="T126">2</text:span>&gt; <text:s text:c="3"/>[x] <text:s text:c="4"/>[ ] <text:s text:c="9"/><text:span text:style-name="T19">|</text:span></text:p>
            <text:p text:style-name="P92">|&lt;nameOfCondition_<text:span text:style-name="T126">n</text:span>&gt; <text:s/>[ ] <text:s text:c="5"/>[<text:span text:style-name="T126">x</text:span>] <text:s text:c="8"/><text:span text:style-name="T19">|</text:span></text:p>
            <text:p text:style-name="P92">|-----------------------------------------------<text:span text:style-name="T19">|</text:span> <text:s text:c="25"/></text:p>
            <text:p text:style-name="P95">[Add]<text:span text:style-name="T113"> </text:span><text:span text:style-name="T55">[</text:span><text:span text:style-name="T128">Remove</text:span><text:span text:style-name="T55">]</text:span></text:p>
            <text:p text:style-name="P95"/>
            <text:p text:style-name="P91">[Delete]</text:p>
            <text:p text:style-name="P91">-&lt;ListItemImages&gt;-------------------------------------------------------------</text:p>
            <text:p text:style-name="P90"><text:span text:style-name="T127">#</text:span>&lt;/<text:span text:style-name="T127">ListViewImages&gt;</text:span><text:span text:style-name="T19">########################################</text:span></text:p>
            <text:p text:style-name="P91">[Add] [Remove]</text:p>
            <text:p text:style-name="P85"/>
            <text:p text:style-name="P90"><text:span text:style-name="T127">#</text:span>&lt;<text:span text:style-name="T127">ListViewCustomClickArea&gt;</text:span><text:span text:style-name="T19">###############################</text:span><text:span text:style-name="T127">#</text:span></text:p>
            <text:p text:style-name="P91">-&lt;ListItemCustomClickArea&gt;--------------------------------------------------</text:p>
            <text:p text:style-name="P96">Points <text:span text:style-name="T133">of </text:span><text:span text:style-name="T55">CustomClickArea Item:</text:span></text:p>
            <text:p text:style-name="P97">|---------------------------------------<text:span text:style-name="T19">|</text:span></text:p>
            <text:p text:style-name="P97">| &lt;<text:span text:style-name="T86">point</text:span><text:span text:style-name="T19">1</text:span>&gt; <text:s text:c="3"/><text:span text:style-name="T86">{x}</text:span> <text:s text:c="3"/><text:span text:style-name="T86">{y} <text:s text:c="3"/>{z}</text:span> <text:s text:c="6"/>| </text:p>
            <text:p text:style-name="P97">| &lt;<text:span text:style-name="T86">point2</text:span>&gt; <text:s text:c="3"/><text:span text:style-name="T86">{x}</text:span> <text:s text:c="3"/><text:span text:style-name="T86">{y} <text:s text:c="3"/>{z}</text:span> <text:s text:c="6"/>| </text:p>
            <text:p text:style-name="P97">| &lt;<text:span text:style-name="T86">point_n</text:span>&gt; <text:s/><text:span text:style-name="T86">{x}</text:span> <text:s text:c="3"/><text:span text:style-name="T86">{y} <text:s text:c="3"/>{z}</text:span> <text:s text:c="6"/>| <text:s/></text:p>
            <text:p text:style-name="P97">|---------------------------------------<text:span text:style-name="T19">|</text:span></text:p>
            <text:p text:style-name="P95">[<text:span text:style-name="T113">Add</text:span>] <text:span text:style-name="T113">[Add by Click] </text:span><text:span text:style-name="T55">[</text:span><text:span text:style-name="T128">Remove</text:span><text:span text:style-name="T55">]</text:span></text:p>
            <text:p text:style-name="P90"/>
            <text:p text:style-name="P90"><text:span text:style-name="T19">C</text:span>onditions: </text:p>
            <text:p text:style-name="P90">show <text:span text:style-name="T132">and use </text:span>if: <text:s text:c="13"/>true / false <text:s text:c="3"/></text:p>
            <text:p text:style-name="P90">|-----------------------------------------------<text:span text:style-name="T19">|</text:span></text:p>
            <text:p text:style-name="P90">|&lt;nameOfCondition<text:span text:style-name="T19">1</text:span>&gt; <text:s text:c="3"/>[x] <text:s text:c="4"/>[ <text:s/>] <text:s text:c="8"/><text:span text:style-name="T19">|</text:span></text:p>
            <text:p text:style-name="P90">|&lt;nameOfCondition<text:span text:style-name="T126">2</text:span>&gt; <text:s text:c="3"/>[x] <text:s text:c="4"/>[ <text:s/>] <text:s text:c="8"/><text:span text:style-name="T19">|</text:span></text:p>
            <text:p text:style-name="P90">|&lt;nameOfCondition_<text:span text:style-name="T126">n</text:span>&gt; <text:s/>[ ] <text:s text:c="5"/>[<text:span text:style-name="T126">x</text:span>] <text:s text:c="8"/><text:span text:style-name="T19">|</text:span></text:p>
            <text:p text:style-name="P90">|-----------------------------------------------<text:span text:style-name="T19">|</text:span> <text:s text:c="25"/></text:p>
            <text:p text:style-name="P90">[Add]<text:span text:style-name="T113"> </text:span><text:span text:style-name="T55">[</text:span><text:span text:style-name="T128">Remove</text:span><text:span text:style-name="T55">]</text:span></text:p>
            <text:p text:style-name="P98">Hover Text: </text:p>
            <text:p text:style-name="P98">{&lt;String with Hover Text&gt;}</text:p>
            <text:p text:style-name="P99">-&lt;/ListItemCustomClickArea&gt;---------------------------------------------------</text:p>
            <text:p text:style-name="P90"><text:span text:style-name="T134">#</text:span>&lt;/<text:span text:style-name="T127">ListViewCustomClickArea&gt;</text:span><text:span text:style-name="T134">#################################</text:span></text:p>
            <text:p text:style-name="P100">[Add]</text:p>
            <text:p text:style-name="P100"/>
            <text:p text:style-name="P101"><text:span text:style-name="T134">#</text:span>&lt;<text:span text:style-name="T127">ListView</text:span><text:span text:style-name="T134">MovingRange</text:span><text:span text:style-name="T127">&gt;</text:span><text:span text:style-name="T134">####################################</text:span></text:p>
            <text:p text:style-name="P99">-&lt;ListItem<text:span text:style-name="T134">MovingRange</text:span>&gt;--------------------------------------------------------</text:p>
            <text:p text:style-name="P102">Points <text:span text:style-name="T133">of </text:span><text:span text:style-name="T55">CustomClickArea Item:</text:span></text:p>
            <text:p text:style-name="P90">|---------------------------------------<text:span text:style-name="T19">|</text:span></text:p>
            <text:p text:style-name="P90">| &lt;<text:span text:style-name="T134">nameOfKeyArea&gt; <text:s text:c="12"/></text:span><text:s text:c="6"/>| </text:p>
            <text:p text:style-name="P101">|---------------------------------------<text:span text:style-name="T19">|</text:span></text:p>
            <text:p text:style-name="P90"/>
            <text:p text:style-name="P90"><text:span text:style-name="T19">C</text:span>onditions: </text:p>
            <text:p text:style-name="P90">show <text:span text:style-name="T132">and use </text:span>if: <text:s text:c="13"/>true / false <text:s text:c="3"/></text:p>
            <text:p text:style-name="P90">|-----------------------------------------------<text:span text:style-name="T19">|</text:span></text:p>
            <text:p text:style-name="P90">|&lt;nameOfCondition<text:span text:style-name="T19">1</text:span>&gt; <text:s text:c="3"/>[x] <text:s text:c="4"/>[ <text:s/>] <text:s text:c="8"/><text:span text:style-name="T19">|</text:span></text:p>
            <text:p text:style-name="P90">|&lt;nameOfCondition<text:span text:style-name="T126">2</text:span>&gt; <text:s text:c="3"/>[x] <text:s text:c="4"/>[ <text:s/>] <text:s text:c="8"/><text:span text:style-name="T19">|</text:span></text:p>
            <text:p text:style-name="P90">|&lt;nameOfCondition_<text:span text:style-name="T126">n</text:span>&gt; <text:s/>[ <text:s/>] <text:s text:c="4"/>[<text:span text:style-name="T126">x</text:span>] <text:s text:c="8"/><text:span text:style-name="T19">|</text:span></text:p>
            <text:p text:style-name="P90">|-----------------------------------------------<text:span text:style-name="T19">|</text:span> <text:s text:c="25"/></text:p>
            <text:p text:style-name="P90">[Add]<text:span text:style-name="T113"> </text:span><text:span text:style-name="T55">[</text:span><text:span text:style-name="T128">Remove</text:span><text:span text:style-name="T55">]</text:span></text:p>
            <text:p text:style-name="P90"/>
            <text:p text:style-name="P100">[Delete]</text:p>
            <text:p text:style-name="P99">-&lt;/ListItem<text:span text:style-name="T134">MovingRange</text:span>&gt;--------------------------------------------------------</text:p>
            <text:p text:style-name="P101"><text:span text:style-name="T134">#</text:span>&lt;/<text:span text:style-name="T127">ListView</text:span><text:span text:style-name="T134">MovingRange</text:span><text:span text:style-name="T127">&gt;</text:span><text:span text:style-name="T134">####################################</text:span></text:p>
            <text:p text:style-name="P100">[Add]</text:p>
            <text:p text:style-name="P100"/>
            <text:p text:style-name="P100">[Open Action Editor]</text:p>
            <text:p text:style-name="P103"><text:span text:style-name="T66">[Manage Conditions] </text:span><text:span text:style-name="T125">[Open Resource] </text:span><text:span text:style-name="T122">[</text:span><text:span text:style-name="T135">Delete</text:span><text:span text:style-name="T122">] </text:span><text:span text:style-name="T47">[Save] [Cancel]</text:span></text:p>
            <text:p text:style-name="P89"/>
            <text:p text:style-name="P104"/>
          </table:table-cell>
          <table:table-cell table:style-name="Tabelle3.B1" office:value-type="string">
            <text:p text:style-name="P105"><text:span text:style-name="T136">All changes</text:span><text:span text:style-name="T69"> </text:span><text:span text:style-name="T136">and values in this Editor </text:span><text:span text:style-name="T69">will be stored and loaded from the defaults /</text:span><text:span text:style-name="T70">resources/</text:span><text:span text:style-name="T137">items</text:span><text:span text:style-name="T70">/&lt;nameOf</text:span><text:span text:style-name="T137">Item</text:span><text:span text:style-name="T70">&gt;.txt </text:span><text:span text:style-name="T138">File.</text:span></text:p>
            <text:p text:style-name="P106"/>
            <text:p text:style-name="P106"/>
            <text:p text:style-name="P107">Name: </text:p>
            <text:p text:style-name="P108"><text:span text:style-name="T126">{</text:span><text:span text:style-name="T19">&lt;nameOf</text:span><text:span text:style-name="T139">Item</text:span><text:span text:style-name="T19">&gt;</text:span><text:span text:style-name="T126">} → Input Field that holds the name and allowes renaming </text:span><text:span text:style-name="T140">of the</text:span> <text:span text:style-name="T140">Item</text:span><text:span text:style-name="T86"> </text:span><text:span text:style-name="T141">and renames the </text:span><text:span text:style-name="T70">&lt;</text:span><text:span text:style-name="T19">nameOf</text:span><text:span text:style-name="T139">Item</text:span><text:span text:style-name="T142">&gt;</text:span><text:span text:style-name="T70">.txt </text:span><text:span text:style-name="T141">f</text:span><text:span text:style-name="T142">ile. </text:span><text:span text:style-name="T138">A check of all /resources/&lt;</text:span><text:span text:style-name="T143">n</text:span><text:span text:style-name="T138">&gt;/&lt;name&gt;.txt </text:span><text:span text:style-name="T139">files </text:span><text:span text:style-name="T138">must be </text:span><text:span text:style-name="T139">run </text:span><text:span text:style-name="T138">for references and references must be renamend if found.</text:span></text:p>
            <text:p text:style-name="P109"/>
            <text:p text:style-name="P110">Image:</text:p>
            <text:p text:style-name="P111"><text:span text:style-name="T144">{Tile view of Image} → A DropField that allowes to drop an image file </text:span><text:span text:style-name="T145">and</text:span><text:span text:style-name="T79"> </text:span><text:span text:style-name="T146">that show</text:span><text:span text:style-name="T145">s</text:span><text:span text:style-name="T146"> a TileView of the image if a &lt;nameOfImage&gt; reference already exists under the #Images tag in the </text:span><text:span text:style-name="T145">buttons</text:span><text:span text:style-name="T146">.txt file</text:span><text:span text:style-name="T147">. </text:span><text:span text:style-name="T79">Copies </text:span><text:span text:style-name="T148">the </text:span><text:span text:style-name="T149">dropped</text:span><text:span text:style-name="T79"> image to /resources/images/&lt;name</text:span><text:span text:style-name="T146">Of</text:span><text:span text:style-name="T145">Image</text:span><text:span text:style-name="T79">&gt;.txt </text:span><text:span text:style-name="T148">and writes a &lt;</text:span><text:span text:style-name="T145">nameOfImage&gt;</text:span><text:span text:style-name="T148"> reference to the </text:span><text:span text:style-name="T146">#Image tag </text:span><text:span text:style-name="T150">in the</text:span><text:span text:style-name="T148"> </text:span><text:span text:style-name="T151">&lt;nameOfItem&gt;</text:span><text:span text:style-name="T148">.txt file. </text:span><text:span text:style-name="T144">If an image file with the same name already exists in the /resources/images/ directory a warning Dialog pops up. „An image file with </text:span><text:span text:style-name="T149">the same</text:span><text:span text:style-name="T144"> name already exists in the image resources. Do you want to: [Overwrite] [Save dropped image under...] [Cancel]</text:span></text:p>
            <text:p text:style-name="P112">-<text:span text:style-name="T152">[Overwrite] → Overwrites image in the /images.txt File.</text:span></text:p>
            <text:p text:style-name="P113">-[Save dropped image under...] → Opens InputDialog {&lt;newName&gt;}[Save] [Cancel]</text:p>
            <text:p text:style-name="P114"><text:span text:style-name="T19">{inputFieldWithNameOf</text:span><text:span text:style-name="T47">Image</text:span><text:span text:style-name="T19">} → </text:span><text:span text:style-name="T3">Rename</text:span><text:span text:style-name="T153">s the</text:span><text:span text:style-name="T3"> </text:span><text:span text:style-name="T154">Image </text:span><text:span text:style-name="T153">file and updates the &lt;nameOfItem&gt;.txt file. </text:span><text:span text:style-name="T138">A check of all /resources/&lt;category&gt;/&lt;name&gt;.txt </text:span><text:span text:style-name="T139">files </text:span><text:span text:style-name="T138">must be </text:span><text:span text:style-name="T139">run </text:span><text:span text:style-name="T138">for references and references must be renamend if found.</text:span></text:p>
            <text:p text:style-name="P114">{inputFieldWithImagePath} → <text:span text:style-name="T77">Manually type in image path. </text:span><text:span text:style-name="T153">Enter r</text:span><text:span text:style-name="T3">ename</text:span><text:span text:style-name="T153">s the</text:span><text:span text:style-name="T3"> </text:span><text:span text:style-name="T154">Image </text:span><text:span text:style-name="T153">file and updates the &lt;nameOfItem&gt;.txt file. </text:span><text:span text:style-name="T138">A check of all /resources/&lt;category&gt;/&lt;name&gt;.txt </text:span><text:span text:style-name="T139">files </text:span><text:span text:style-name="T138">must be </text:span><text:span text:style-name="T139">run </text:span><text:span text:style-name="T138">for references and references must be renamend if found.</text:span></text:p>
            <text:p text:style-name="P114"/>
            <text:p text:style-name="P115">[<text:span text:style-name="T128">B</text:span>rowse] → <text:span text:style-name="T77">Browse for image.</text:span></text:p>
            <text:p text:style-name="P115">{<text:span text:style-name="T19">ImagOfSc</text:span><text:span text:style-name="T47">e</text:span><text:span text:style-name="T19">ne</text:span>}→ <text:span text:style-name="T86">TileView </text:span><text:span text:style-name="T77">o</text:span><text:span text:style-name="T86">f </text:span><text:span text:style-name="T77">the i</text:span><text:span text:style-name="T86">mage.</text:span></text:p>
            <text:p text:style-name="P115"><text:span text:style-name="T54">[Remove]</text:span><text:span text:style-name="T55"> → </text:span><text:span text:style-name="T90">Removes the</text:span><text:span text:style-name="T54"> Image from </text:span><text:span text:style-name="T153">the editor and deletes the reference in the</text:span><text:span text:style-name="T54"> <text:s/></text:span><text:span text:style-name="T93">/resources/</text:span><text:span text:style-name="T95">items</text:span><text:span text:style-name="T93">/</text:span><text:span text:style-name="T54">&lt;nameOf</text:span><text:span text:style-name="T155">Item</text:span><text:span text:style-name="T54">&gt;.txt file</text:span></text:p>
            <text:p text:style-name="P114"><text:span text:style-name="T55">[Delete] → </text:span><text:span text:style-name="T54">Delete Image from directory </text:span><text:span text:style-name="T93">/resources/images/&lt;name</text:span><text:span text:style-name="T95">OfImage</text:span><text:span text:style-name="T93">&gt;.txt (Alert: Yes/no)</text:span><text:span text:style-name="T54"> </text:span><text:span text:style-name="T138">A check of all /resources/&lt;category&gt;/&lt;name&gt;.txt </text:span><text:span text:style-name="T139">files </text:span><text:span text:style-name="T138">must be </text:span><text:span text:style-name="T139">run </text:span><text:span text:style-name="T138">for references and references must be </text:span><text:span text:style-name="T153">deleted</text:span><text:span text:style-name="T138"> if found.</text:span></text:p>
            <text:p text:style-name="P116"/>
            <text:p text:style-name="P115"><text:span text:style-name="T54">Flip</text:span><text:span text:style-name="T55"> Image: [horizontally]</text:span> <text:s/><text:span text:style-name="T55">[vertically]</text:span> <text:s text:c="2"/>→ <text:span text:style-name="T77">Flip Image.</text:span></text:p>
            <text:p text:style-name="P117">Size:</text:p>
            <text:p text:style-name="P117"><text:span text:style-name="T130">↔:</text:span><text:span text:style-name="T55">{&lt;horizontally&gt;} </text:span><text:span text:style-name="T131">↕:</text:span><text:span text:style-name="T55">{&lt;vertically&gt;} → </text:span><text:span text:style-name="T77">Set </text:span><text:span text:style-name="T54">s</text:span><text:span text:style-name="T77">ize in </text:span><text:span text:style-name="T54">dp</text:span><text:span text:style-name="T77">.</text:span></text:p>
            <text:p text:style-name="P109"/>
            <text:p text:style-name="P118">Conditions: </text:p>
            <text:p text:style-name="P119"><text:span text:style-name="T106">[x] <text:s text:c="4"/>[ ] → </text:span><text:span text:style-name="T156">T</text:span><text:span text:style-name="T157">h</text:span><text:span text:style-name="T158">e</text:span><text:span text:style-name="T157">s</text:span><text:span text:style-name="T158">e</text:span><text:span text:style-name="T108"> </text:span><text:span text:style-name="T109">CheckBoxes</text:span><text:span text:style-name="T108"> determine whether the </text:span><text:span text:style-name="T155">value of the </text:span><text:span text:style-name="T159">stored </text:span><text:span text:style-name="T155">C</text:span><text:span text:style-name="T108">onditions </text:span><text:span text:style-name="T155">are</text:span><text:span text:style-name="T108"> true or false.</text:span></text:p>
            <text:p text:style-name="P120">[Add]<text:span text:style-name="T113"> → </text:span><text:span text:style-name="T114">O</text:span><text:span text:style-name="T115">pens a </text:span><text:span text:style-name="T116">D</text:span><text:span text:style-name="T115">ropDownMenu that shows a list of all conditions from </text:span><text:span text:style-name="T117">the </text:span><text:span text:style-name="T115"><text:s/></text:span><text:span text:style-name="T69">/</text:span><text:span text:style-name="T70">resources/</text:span><text:span text:style-name="T114">conditions</text:span><text:span text:style-name="T70">/</text:span><text:span text:style-name="T118">conditions</text:span><text:span text:style-name="T70">.txt </text:span><text:span text:style-name="T117">file </text:span><text:span text:style-name="T115">and </text:span><text:span text:style-name="T119">all </text:span><text:span text:style-name="T115">„</text:span><text:span text:style-name="T120">isIninventory_</text:span><text:span text:style-name="T115">&lt;nameOfItem&gt; </text:span><text:span text:style-name="T119">Conditions </text:span><text:span text:style-name="T115">from </text:span><text:span text:style-name="T119">the </text:span><text:span text:style-name="T115"><text:s/>/resources/items/&lt;nameOfItem&gt;.txt </text:span><text:span text:style-name="T119">files.</text:span></text:p>
            <text:p text:style-name="P121"><text:span text:style-name="T55">[</text:span><text:span text:style-name="T128">Remove</text:span><text:span text:style-name="T55">]</text:span><text:span text:style-name="T113"> → </text:span><text:span text:style-name="T154">R</text:span><text:span text:style-name="T122">emoves to the selected </text:span><text:span text:style-name="T124">C</text:span><text:span text:style-name="T122">ondition </text:span><text:span text:style-name="T160">from the ListView and deletes </text:span><text:span text:style-name="T116">the reference that is stored under the #Conditions tag &lt;nameOfCondition&gt; in</text:span><text:span text:style-name="T160"> in the &lt;nameOfCharacter&gt;.txt file</text:span><text:span text:style-name="T122">.</text:span></text:p>
            <text:p text:style-name="P115"/>
            <text:p text:style-name="P122">Points <text:span text:style-name="T133">of</text:span><text:span text:style-name="T55"> Item:</text:span></text:p>
            <text:p text:style-name="P122"/>
            <text:p text:style-name="P123">{x} inputField that shows the current x-coordinate of the point and allows to edit it manually. (enter → refresh<text:span text:style-name="T161">)</text:span></text:p>
            <text:p text:style-name="P123">{y} inputField that shows the current y-coordinate of the point and allows to edit it manually. (enter → refresh<text:span text:style-name="T161">)</text:span></text:p>
            <text:p text:style-name="P123">{z} inputField that shows the current z-coordinate of the point and allows to edit it manually. (enter → refresh<text:span text:style-name="T161">)</text:span></text:p>
            <text:p text:style-name="P124">[Add]<text:span text:style-name="T113"> → </text:span><text:span text:style-name="T122">Adds </text:span><text:span text:style-name="T141">a</text:span><text:span text:style-name="T122"> Point </text:span><text:span text:style-name="T141">to the List and </text:span><text:span text:style-name="T162">writes it </text:span><text:span text:style-name="T141">to the </text:span><text:span text:style-name="T70">&lt;</text:span><text:span text:style-name="T142">NameOf</text:span><text:span text:style-name="T137">Item</text:span><text:span text:style-name="T142">&gt;</text:span><text:span text:style-name="T70">.txt </text:span><text:span text:style-name="T141">f</text:span><text:span text:style-name="T142">ile.</text:span></text:p>
            <text:p text:style-name="P124"><text:span text:style-name="T113">[Add by Click] → </text:span><text:span text:style-name="T141">A</text:span><text:span text:style-name="T163">dds </text:span><text:span text:style-name="T141">a </text:span><text:span text:style-name="T163">new Point </text:span><text:span text:style-name="T138">to the List and writes it to </text:span><text:span text:style-name="T141">the </text:span><text:span text:style-name="T70">&lt;</text:span><text:span text:style-name="T142">NameOf</text:span><text:span text:style-name="T137">Item</text:span><text:span text:style-name="T142">&gt;</text:span><text:span text:style-name="T70">.txt </text:span><text:span text:style-name="T141">f</text:span><text:span text:style-name="T142">ile</text:span><text:span text:style-name="T138"> </text:span><text:span text:style-name="T163">by clicking on </text:span><text:span text:style-name="T162">the </text:span><text:span text:style-name="T141">S</text:span><text:span text:style-name="T163">cene </text:span><text:span text:style-name="T162">in the Main Window</text:span><text:span text:style-name="T163">.</text:span></text:p>
            <text:p text:style-name="P125"><text:span text:style-name="T55">[</text:span><text:span text:style-name="T128">Remove</text:span><text:span text:style-name="T55">]</text:span><text:span text:style-name="T113"> → </text:span><text:span text:style-name="T164">R</text:span><text:span text:style-name="T122">emoves the selected </text:span><text:span text:style-name="T164">P</text:span><text:span text:style-name="T122">oint.</text:span></text:p>
            <text:p text:style-name="P115"/>
            <text:p text:style-name="P126">Hover Text: </text:p>
            <text:p text:style-name="P127">{&lt;String with Hover Text&gt;}→<text:span text:style-name="T137">InputFiled to edit the Hover Text.</text:span> <text:span text:style-name="T137">The Hover Text i</text:span><text:span text:style-name="T165">s shown when </text:span><text:span text:style-name="T142">the </text:span><text:span text:style-name="T137">C</text:span><text:span text:style-name="T142">ursor</text:span><text:span text:style-name="T165"> hovers over </text:span><text:span text:style-name="T55">CustomClickArea </text:span><text:span text:style-name="T142">of</text:span><text:span text:style-name="T165"> </text:span><text:span text:style-name="T142">the </text:span><text:span text:style-name="T137">Item</text:span><text:span text:style-name="T165"> </text:span><text:span text:style-name="T142">and the </text:span><text:span text:style-name="T165">Conditions </text:span><text:span text:style-name="T166">that are stored in the</text:span><text:span text:style-name="T165"> &lt;NameOf</text:span><text:span text:style-name="T137">Item</text:span><text:span text:style-name="T165">&gt;.txt file are matched.</text:span></text:p>
            <text:p text:style-name="P115"/>
            <text:p text:style-name="P128">######################################################</text:p>
            <text:p text:style-name="P129">[Manage Actions] → <text:span text:style-name="T167">O</text:span>pens the Action Editor for this Item.</text:p>
            <text:p text:style-name="P130"><text:span text:style-name="T66">[Manage Conditions] → </text:span><text:span text:style-name="T167">O</text:span><text:span text:style-name="T70">pens</text:span><text:span text:style-name="T86"> Editor Conditions.</text:span></text:p>
            <text:p text:style-name="P130"><text:span text:style-name="T125">[Open Resource] → </text:span><text:span text:style-name="T167">O</text:span><text:span text:style-name="T70">pens the </text:span><text:span text:style-name="T69">/</text:span><text:span text:style-name="T70">resources/Item</text:span><text:span text:style-name="T168">s</text:span><text:span text:style-name="T70">/&lt;nameOfItem&gt;.txt</text:span></text:p>
            <text:p text:style-name="P116"><text:span text:style-name="T122">[</text:span><text:span text:style-name="T135">Delete</text:span><text:span text:style-name="T122">] → </text:span><text:span text:style-name="T169">Deletes Item. (Alert </text:span><text:span text:style-name="T167">Yes/No</text:span><text:span text:style-name="T169">)</text:span></text:p>
            <text:p text:style-name="P131">[Save] → Saves values in <text:span text:style-name="T69">/</text:span><text:span text:style-name="T70">resources/</text:span><text:span text:style-name="T167">i</text:span><text:span text:style-name="T70">tem</text:span><text:span text:style-name="T168">s</text:span><text:span text:style-name="T70">/&lt;nameOfItem&gt;.txt</text:span></text:p>
            <text:p text:style-name="P132">[Cancel] → Discard Changes.</text:p>
            <text:p text:style-name="P133"/>
            <text:p text:style-name="P133"/>
            <text:p text:style-name="P133"/>
            <text:p text:style-name="P133"/>
            <text:p text:style-name="P134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</table:table-cell>
        </table:table-row>
      </table:table>
      <text:p text:style-name="P135"/>
      <text:p text:style-name="P135"/>
      <text:p text:style-name="P135"/>
      <text:p text:style-name="P135"/>
      <text:p text:style-name="P135"/>
      <text:p text:style-name="P135"><text:soft-page-break/></text:p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6"/>
      <text:p text:style-name="P136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137">Condition Manager</text:p>
            <text:p text:style-name="P137"/>
            <text:p text:style-name="P138"><text:span text:style-name="T170">Default</text:span>: <text:s text:c="25"/>true / false <text:s text:c="3"/></text:p>
            <text:p text:style-name="P138">|-----------------------------------------------<text:span text:style-name="T19">|</text:span></text:p>
            <text:p text:style-name="P138">|&lt;nameOfCondition<text:span text:style-name="T19">1</text:span>&gt; <text:s text:c="3"/>[x] <text:s text:c="4"/>[ ] <text:s text:c="9"/><text:span text:style-name="T19">|</text:span></text:p>
            <text:p text:style-name="P138">|&lt;nameOfCondition<text:span text:style-name="T126">2</text:span>&gt; <text:s text:c="3"/>[x] <text:s text:c="4"/>[ ] <text:s text:c="9"/><text:span text:style-name="T19">|</text:span></text:p>
            <text:p text:style-name="P138">|&lt;nameOfCondition_<text:span text:style-name="T126">n</text:span>&gt; <text:s/>[ ] <text:s text:c="5"/>[<text:span text:style-name="T126">x</text:span>] <text:s text:c="8"/><text:span text:style-name="T19">|</text:span></text:p>
            <text:p text:style-name="P138">|-----------------------------------------------<text:span text:style-name="T19">|</text:span> <text:s text:c="25"/></text:p>
            <text:p text:style-name="P139">[<text:span text:style-name="T114">New</text:span>]<text:span text:style-name="T113"> </text:span><text:span text:style-name="T55">[Delete] </text:span><text:span text:style-name="T171">[Rename] </text:span><text:span text:style-name="T47">[Save] [Cancel]</text:span></text:p>
          </table:table-cell>
          <table:table-cell table:style-name="Tabelle4.B1" office:value-type="string">
            <text:p text:style-name="P140"><text:span text:style-name="T172">All changes</text:span><text:span text:style-name="T173"> </text:span><text:span text:style-name="T172">and values in this Editor </text:span><text:span text:style-name="T173">will be stored and loaded from the d</text:span><text:span text:style-name="T174">efaults</text:span><text:span text:style-name="T173"> /</text:span><text:span text:style-name="T175">resources/</text:span><text:span text:style-name="T176">conditions</text:span><text:span text:style-name="T175">/</text:span><text:span text:style-name="T177">conditions</text:span><text:span text:style-name="T175">.txt </text:span><text:span text:style-name="T174">file.</text:span></text:p>
            <text:p text:style-name="P141"/>
            <text:p text:style-name="P142"><text:span text:style-name="T106">[x] <text:s text:c="4"/>[ ] → </text:span><text:span text:style-name="T109">These CheckBoxes s</text:span><text:span text:style-name="T178">et the default value </text:span><text:span text:style-name="T179">that is</text:span><text:span text:style-name="T109"> store</text:span><text:span text:style-name="T179">d</text:span><text:span text:style-name="T109"> in the </text:span><text:span text:style-name="T180">conditions</text:span><text:span text:style-name="T181">.txt </text:span><text:span text:style-name="T109">file </text:span><text:span text:style-name="T182">under the &lt;nameOfCondition&gt; reference</text:span><text:span text:style-name="T109">.</text:span></text:p>
            <text:p text:style-name="P143">[<text:span text:style-name="T114">New</text:span>]<text:span text:style-name="T113"> → </text:span><text:span text:style-name="T183">A</text:span><text:span text:style-name="T122">dds </text:span><text:span text:style-name="T184">a</text:span><text:span text:style-name="T122"> </text:span><text:span text:style-name="T114">new </text:span><text:span text:style-name="T124">C</text:span><text:span text:style-name="T122">ondition </text:span><text:span text:style-name="T185">in the conditions.txt file under the reference &lt;nameOfNewCondition&gt; </text:span><text:span text:style-name="T183">and </text:span><text:span text:style-name="T115">opens a</text:span><text:span text:style-name="T114">n </text:span><text:span text:style-name="T183">I</text:span><text:span text:style-name="T114">nputField to give a name to the new Condition.</text:span></text:p>
            <text:p text:style-name="P144"><text:span text:style-name="T55">[Delete]</text:span><text:span text:style-name="T113"> → </text:span><text:span text:style-name="T186">Deletes</text:span><text:span text:style-name="T122"> the selected </text:span><text:span text:style-name="T124">C</text:span><text:span text:style-name="T122">ondition </text:span><text:span text:style-name="T187">that is stored in conditions.txt under the &lt;nameOfCondition&gt; reference</text:span><text:span text:style-name="T122">. </text:span><text:span text:style-name="T97">Before deleting a</text:span><text:span text:style-name="T98"> check of all /resources/&lt;category&gt;/&lt;name&gt;.txt files must be run for references and references must be </text:span><text:span text:style-name="T99">deleted</text:span><text:span text:style-name="T98"> if found. </text:span><text:span text:style-name="T97">If references are found a warning with a ListView of all </text:span><text:span text:style-name="T188">files</text:span><text:span text:style-name="T97"> that hold a reference will be show. „Found multiple references to this entry! Do you want to delete it anyway? [Yes] [No]“</text:span></text:p>
            <text:p text:style-name="P145">[Rename] → Opens an InputDialog that allows to rename the selected Condition. Enter confirmes the change and a check of all /resources/&lt;category&gt;/&lt;name&gt;.txt files for </text:p>
            <text:p text:style-name="P146"><text:span text:style-name="T47">[Save] → </text:span><text:span text:style-name="T186">S</text:span><text:span text:style-name="T114">aves </text:span><text:span text:style-name="T189">changes in the</text:span><text:span text:style-name="T69"> /</text:span><text:span text:style-name="T70">resources/</text:span><text:span text:style-name="T190">conditions</text:span><text:span text:style-name="T70">/</text:span><text:span text:style-name="T118">conditions</text:span><text:span text:style-name="T70">.txt </text:span><text:span text:style-name="T189">file.</text:span></text:p>
          </table:table-cell>
        </table:table-row>
      </table:table>
      <text:p text:style-name="P135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147">Button <text:span text:style-name="T191">Manager</text:span></text:p>
            <text:p text:style-name="P148"/>
            <text:p text:style-name="P148">Text on button <text:s text:c="12"/>| Hover Text on Button <text:s/><text:span text:style-name="T192">| Use Text<text:tab/></text:span>| <text:span text:style-name="T192">Use</text:span> Hover Text <text:s/>| Use Image <text:span text:style-name="T192">| Image</text:span></text:p>
            <text:p text:style-name="P148">------------------------------------------------------------------------------------------------------------------------------------</text:p>
            <text:p text:style-name="P148">{&lt;<text:span text:style-name="T193">t</text:span><text:span text:style-name="T192">extOnButton1&gt;</text:span>} <text:s text:c="2"/>| {&lt;<text:span text:style-name="T193">h</text:span>over Text<text:span text:style-name="T192">1</text:span>&gt;} <text:s text:c="8"/>| [x] <text:s text:c="7"/><text:tab/>| <text:s/>[x]<text:tab/> <text:s text:c="4"/>| [x]<text:tab/> <text:s/><text:span text:style-name="T192">| </text:span><text:span text:style-name="T194">{</text:span>Tile<text:span text:style-name="T193">V</text:span>iew of Image<text:span text:style-name="T195">1</text:span><text:span text:style-name="T194">}</text:span></text:p>
            <text:p text:style-name="P149">{&lt;<text:span text:style-name="T193">t</text:span><text:span text:style-name="T192">extOnButton2&gt;</text:span>} <text:s text:c="2"/>| {&lt;<text:span text:style-name="T193">h</text:span>over Text<text:span text:style-name="T192">2</text:span>&gt;} <text:s text:c="8"/>| [x] <text:s text:c="7"/><text:tab/>| <text:s/>[x]<text:tab/> <text:s text:c="4"/>| [x]<text:tab/> <text:s/><text:span text:style-name="T192">| </text:span><text:span text:style-name="T194">{</text:span>Tile<text:span text:style-name="T193">V</text:span>iew of Image<text:span text:style-name="T195">2</text:span><text:span text:style-name="T194">}</text:span></text:p>
            <text:p text:style-name="P149">{&lt;<text:span text:style-name="T193">t</text:span><text:span text:style-name="T192">extOnButton_n&gt;</text:span>} | {&lt;<text:span text:style-name="T193">h</text:span>over Text_<text:span text:style-name="T192">n</text:span>&gt;} <text:s text:c="6"/>| [x] <text:s text:c="7"/><text:tab/>| <text:s/>[x]<text:tab/> <text:s text:c="4"/>| [x]<text:tab/> <text:s/><text:span text:style-name="T192">| </text:span><text:span text:style-name="T194">{</text:span>Tile<text:span text:style-name="T193">V</text:span>iew of Image_<text:span text:style-name="T195">n</text:span><text:span text:style-name="T194">}</text:span></text:p>
            <text:p text:style-name="P148">------------------------------------------------------------------------------------------------------------------------------------</text:p>
            <text:p text:style-name="P150">[<text:span text:style-name="T130">↑</text:span> ][<text:span text:style-name="T130">↓</text:span>] </text:p>
            <text:p text:style-name="P150"/>
            <text:p text:style-name="P151">Size:</text:p>
            <text:p text:style-name="P151">With: <text:span text:style-name="T196">{</text:span><text:span text:style-name="T193">e</text:span><text:span text:style-name="T196">ditable </text:span><text:span text:style-name="T193">t</text:span><text:span text:style-name="T196">ext} </text:span>px</text:p>
            <text:p text:style-name="P151">Height: <text:span text:style-name="T196">{</text:span><text:span text:style-name="T193">e</text:span><text:span text:style-name="T196">ditable </text:span><text:span text:style-name="T193">t</text:span><text:span text:style-name="T196">ext} </text:span>px</text:p>
            <text:p text:style-name="P150"/>
            <text:p text:style-name="P152">[Open Image Resources]</text:p>
            <text:p text:style-name="P150">[<text:span text:style-name="T197">New</text:span>] [<text:span text:style-name="T197">Delete</text:span>] [Save] <text:span text:style-name="T198">[Cancel]</text:span></text:p>
          </table:table-cell>
          <table:table-cell table:style-name="Tabelle6.B1" office:value-type="string">
            <text:p text:style-name="P153"><text:span text:style-name="T172">All changes</text:span><text:span text:style-name="T173"> </text:span><text:span text:style-name="T172">and values in this Editor </text:span><text:span text:style-name="T173">will be stored and loaded from the d</text:span><text:span text:style-name="T174">efaults</text:span><text:span text:style-name="T173"> /</text:span><text:span text:style-name="T175">resources/</text:span><text:span text:style-name="T199">buttons</text:span><text:span text:style-name="T175">/</text:span><text:span text:style-name="T199">buttons</text:span><text:span text:style-name="T175">.txt </text:span><text:span text:style-name="T174">file.</text:span></text:p>
            <text:p text:style-name="P154"/>
            <text:p text:style-name="P155">{&lt;<text:span text:style-name="T193">t</text:span><text:span text:style-name="T192">extOnButton&gt;</text:span>} → <text:span text:style-name="T200">InputField that allowes to change the text that appeares on the Button</text:span></text:p>
            <text:p text:style-name="P156">if the „Use Text“ CheckBox is checked. <text:span text:style-name="T193">Example for texts text: „give, take, show, look at, use“</text:span></text:p>
            <text:p text:style-name="P156"/>
            <text:p text:style-name="P156"/>
            <text:p text:style-name="P155">{&lt;<text:span text:style-name="T193">h</text:span><text:span text:style-name="T200">over Text</text:span><text:span text:style-name="T192">&gt;</text:span>} → <text:span text:style-name="T200">InputField that allowes to change the text that appeares when the cursor hovers over the Button if the „Use </text:span>Hover<text:span text:style-name="T200"> Text“ CheckBox is checked.</text:span></text:p>
            <text:p text:style-name="P157">Example for texts text: „give, take, show, look at, use“</text:p>
            <text:p text:style-name="P158"/>
            <text:p text:style-name="P159">Use Image <text:span text:style-name="T193">[x] CheckBox → </text:span><text:span text:style-name="T201">I</text:span><text:span text:style-name="T193">f the CheckBox </text:span><text:span text:style-name="T200">is checked </text:span><text:span text:style-name="T201">a</text:span><text:span text:style-name="T193"> TileView </text:span><text:span text:style-name="T201">on the button that is stored </text:span><text:span text:style-name="T193">in the </text:span><text:span text:style-name="T202">buttons.txt file</text:span><text:span text:style-name="T201"> </text:span><text:span text:style-name="T193">with the reference </text:span><text:span text:style-name="T201">#</text:span><text:span text:style-name="T193">&lt;</text:span><text:span text:style-name="T202">textOnButton&gt; </text:span><text:span text:style-name="T193">under </text:span><text:span text:style-name="T201">shows the Image that</text:span><text:span text:style-name="T193"> is stored </text:span><text:span text:style-name="T201">under the #&lt;textOnButton&gt;</text:span><text:span text:style-name="T193">-Image: tag</text:span><text:span text:style-name="T200">.</text:span></text:p>
            <text:p text:style-name="P155"/>
            <text:p text:style-name="P160"><text:span text:style-name="T194">{</text:span>Tile view of Image<text:span text:style-name="T194">} → A DropField that allowes to drop an image file </text:span><text:span text:style-name="T203">and</text:span><text:span text:style-name="T77"> </text:span><text:span text:style-name="T204">that show</text:span><text:span text:style-name="T203">s</text:span><text:span text:style-name="T204"> a TileView of the image. </text:span><text:span text:style-name="T205">I</text:span><text:span text:style-name="T204">f a &lt;nameOfImage&gt; reference exists under the #Images tag in the </text:span><text:span text:style-name="T203">buttons</text:span><text:span text:style-name="T146">.txt file</text:span><text:span text:style-name="T76">. </text:span><text:span text:style-name="T77">Copies </text:span><text:span text:style-name="T153">the </text:span><text:span text:style-name="T206">dropped</text:span><text:span text:style-name="T77"> image to</text:span><text:span text:style-name="T79"> /resources/images/&lt;name</text:span><text:span text:style-name="T146">Of</text:span><text:span text:style-name="T145">Image</text:span><text:span text:style-name="T79">&gt;.txt </text:span><text:span text:style-name="T148">and writes a &lt;</text:span><text:span text:style-name="T145">nameOfImage&gt;</text:span><text:span text:style-name="T148"> reference to the </text:span><text:span text:style-name="T146">#Image tag </text:span><text:span text:style-name="T150">in the</text:span><text:span text:style-name="T148"> </text:span><text:span text:style-name="T145">buttons</text:span><text:span text:style-name="T148">.txt file. </text:span><text:span text:style-name="T144">If an image file with the same name already exists in the /resources/images/ directory a warning Dialog pops up. „An image file with </text:span><text:span text:style-name="T149">the same</text:span><text:span text:style-name="T144"> name already exists in the image resources. Do you want to: [Overwrite] [Save dropped image under...] [Cancel]</text:span></text:p>
            <text:p text:style-name="P112">-<text:span text:style-name="T152">[Overwrite] → Overwrites image in the /images.txt File.</text:span></text:p>
            <text:p text:style-name="P112">-[Save dropped image under...] → Opens InputDialog {&lt;newName&gt;}[Save] [Cancel]</text:p>
          </table:table-cell>
        </table:table-row>
      </table:table>
      <text:p text:style-name="P135"/>
      <text:p text:style-name="P161"/>
      <text:p text:style-name="P162"/>
      <text:p text:style-name="P162"/>
      <text:p text:style-name="P163"/>
      <text:p text:style-name="P16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58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2T17:22:13.019332300</meta:creation-date>
    <dc:date>2025-11-05T17:29:59.815804300</dc:date>
    <meta:editing-duration>PT22H14M33S</meta:editing-duration>
    <meta:editing-cycles>224</meta:editing-cycles>
    <meta:generator>LibreOffice/25.2.6.2$Windows_X86_64 LibreOffice_project/729c5bfe710f5eb71ed3bbde9e06a6065e9c6c5d</meta:generator>
    <meta:document-statistic meta:table-count="5" meta:image-count="0" meta:object-count="0" meta:page-count="4" meta:paragraph-count="301" meta:word-count="2506" meta:character-count="21609" meta:non-whitespace-character-count="18099"/>
  </office:meta>
</office:document-meta>
</file>